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FFFF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48"/>
    <style:style style:name="ce1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6.19125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190625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0.846666666666667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70416666666667cm"/>
    </style:style>
    <style:style style:name="co18" style:family="table-column">
      <style:table-column-properties fo:break-before="auto" style:column-width="7.62cm"/>
    </style:style>
    <style:style style:name="co19" style:family="table-column">
      <style:table-column-properties fo:break-before="auto" style:column-width="4.73604166666667cm"/>
    </style:style>
    <style:style style:name="co20" style:family="table-column">
      <style:table-column-properties fo:break-before="auto" style:column-width="5.74145833333333cm"/>
    </style:style>
    <style:style style:name="co21" style:family="table-column">
      <style:table-column-properties fo:break-before="auto" style:column-width="4.28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0.502708333333333cm"/>
    </style:style>
    <style:style style:name="co24" style:family="table-column">
      <style:table-column-properties fo:break-before="auto" style:column-width="0.582083333333333cm"/>
    </style:style>
    <style:style style:name="co25" style:family="table-column">
      <style:table-column-properties fo:break-before="auto" style:column-width="7.48770833333333cm"/>
    </style:style>
    <style:style style:name="co26" style:family="table-column">
      <style:table-column-properties fo:break-before="auto" style:column-width="4.63020833333333cm"/>
    </style:style>
    <style:style style:name="co27" style:family="table-column">
      <style:table-column-properties fo:break-before="auto" style:column-width="7.77875cm"/>
    </style:style>
    <style:style style:name="co28" style:family="table-column">
      <style:table-column-properties fo:break-before="auto" style:column-width="7.40833333333333cm"/>
    </style:style>
    <style:style style:name="co29" style:family="table-column">
      <style:table-column-properties fo:break-before="auto" style:column-width="15.213541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true" draw:auto-grow-height="tru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true" draw:auto-grow-height="true"/>
      <style:paragraph-properties style:font-independent-line-spacing="fals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center" draw:fill="solid" draw:fill-color="#77bc65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true" draw:auto-grow-height="true"/>
      <style:paragraph-properties style:font-independent-line-spacing="false" style:writing-mode="lr-tb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in" fo:padding-bottom="0in" fo:padding-left="0in" fo:padding-right="0in" draw:textarea-vertical-align="middle" draw:textarea-horizontal-align="center" draw:fill="solid" draw:fill-color="#5983b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in" fo:padding-bottom="0in" fo:padding-left="0in" fo:padding-right="0in" draw:textarea-vertical-align="middle" draw:textarea-horizontal-align="left" draw:fill="solid" draw:fill-color="#ff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no-wrap" fo:padding-top="0in" fo:padding-bottom="0in" fo:padding-left="0in" fo:padding-right="0in" draw:textarea-vertical-align="middle" draw:textarea-horizontal-align="left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no-wrap" fo:padding-top="0in" fo:padding-bottom="0in" fo:padding-left="0in" fo:padding-right="0in" draw:textarea-vertical-align="middle" draw:textarea-horizontal-align="center" draw:fill="solid" draw:fill-color="#5983b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no-wrap" fo:padding-top="0in" fo:padding-bottom="0in" fo:padding-left="0in" fo:padding-right="0in" draw:textarea-vertical-align="middle" draw:textarea-horizontal-align="center" draw:fill="solid" draw:fill-color="#77bc65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no-wrap" fo:padding-top="0in" fo:padding-bottom="0in" fo:padding-left="0in" fo:padding-right="0in" draw:textarea-vertical-align="middle" draw:textarea-horizontal-align="center" draw:fill="solid" draw:fill-color="#77bc65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no-wrap" fo:padding-top="0in" fo:padding-bottom="0in" fo:padding-left="0in" fo:padding-right="0in" draw:textarea-vertical-align="middle" draw:textarea-horizontal-align="left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no-wrap" fo:padding-top="0in" fo:padding-bottom="0in" fo:padding-left="0in" fo:padding-right="0in" draw:textarea-vertical-align="middle" draw:textarea-horizontal-align="left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no-wrap" fo:padding-top="0in" fo:padding-bottom="0in" fo:padding-left="0in" fo:padding-right="0in" draw:textarea-vertical-align="middle" draw:textarea-horizontal-align="left" draw:fill="solid" draw:fill-color="#ff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in" fo:padding-bottom="0in" fo:padding-left="0in" fo:padding-right="0in" draw:textarea-vertical-align="middle" draw:textarea-horizontal-align="center" draw:fill="solid" draw:fill-color="#ffff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00a933" svg:stroke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in" fo:padding-bottom="0in" fo:padding-left="0in" fo:padding-right="0in" draw:textarea-vertical-align="middle" draw:textarea-horizontal-align="center" draw:fill="solid" draw:fill-color="#ffd7d7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00a933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ffd7d7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fo:wrap-option="no-wrap" fo:padding-top="0in" fo:padding-bottom="0in" fo:padding-left="0in" fo:padding-right="0in" draw:textarea-vertical-align="middle" draw:textarea-horizontal-align="left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dee6e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solid" draw:fill-color="#ffffa6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no-wrap" fo:padding-top="0in" fo:padding-bottom="0in" fo:padding-left="0in" fo:padding-right="0in" draw:textarea-vertical-align="middle" draw:textarea-horizontal-align="left" draw:fill="solid" draw:fill-color="#ff00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none" draw:auto-grow-width="true" draw:auto-grow-height="true"/>
      <style:paragraph-properties style:font-independent-line-spacing="false" style:writing-mode="tb-rl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no-wrap" fo:padding-top="0in" fo:padding-bottom="0in" fo:padding-left="0in" fo:padding-right="0in" draw:textarea-vertical-align="middle" draw:textarea-horizontal-align="center" draw:fill="solid" draw:fill-color="#dee6e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no-wrap" fo:padding-top="0in" fo:padding-bottom="0in" fo:padding-left="0in" fo:padding-right="0in" draw:textarea-vertical-align="middle" draw:textarea-horizontal-align="center" draw:fill="solid" draw:fill-color="#ffffa6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no-wrap" fo:padding-top="0in" fo:padding-bottom="0in" fo:padding-left="0in" fo:padding-right="0in" draw:textarea-vertical-align="top" draw:textarea-horizontal-align="left" draw:fill="solid" draw:fill-color="#729fc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none" draw:auto-grow-width="true" draw:auto-grow-height="true"/>
      <style:paragraph-properties style:font-independent-line-spacing="false" style:writing-mode="tb-rl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true" draw:auto-grow-height="tru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true" draw:auto-grow-height="true"/>
      <style:paragraph-properties style:font-independent-line-spacing="fals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solid" draw:fill-color="#ffff00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svg:stroke-opacity="100%" draw:auto-grow-width="true" draw:auto-grow-height="true"/>
      <style:paragraph-properties style:font-independent-line-spacing="fals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center" draw:fill="solid" draw:fill-color="#77bc65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center" draw:fill="solid" draw:fill-color="#77bc65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no-wrap" fo:padding-top="0.01969in" fo:padding-bottom="0.01969in" fo:padding-left="0.01969in" fo:padding-right="0.01969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in" fo:padding-bottom="0in" fo:padding-left="0in" fo:padding-right="0in" draw:textarea-vertical-align="middle" draw:textarea-horizontal-align="left" draw:fill="solid" draw:fill-color="#81d41a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ＭＳ 明朝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ゲームシステム" table:style-name="ta1">
        <table:shapes>
          <draw:custom-shape svg:x="3.72874in" svg:y="4.97756in" svg:width="5.19213in" svg:height="2.04961in" draw:z-index="1" draw:id="id0" draw:style-name="a2" draw:name="フリーフォーム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.80197in" svg:y="5.74134in" svg:width="2.47126in" svg:height="0.56457in" draw:z-index="2" draw:id="id1" draw:style-name="a5" draw:name="フリーフォーム 2">
            <svg:title/>
            <svg:desc/>
            <text:p text:style-name="a4" text:class-names="" text:cond-style-name=""><text:span text:style-name="a3" text:class-names="">廊下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84803in" svg:y="5.51102in" svg:width="0.96496in" svg:height="0.96496in" draw:z-index="3" draw:id="id2" draw:style-name="a8" draw:name="フリーフォーム 3">
            <svg:title/>
            <svg:desc/>
            <text:p text:style-name="a7" text:class-names="" text:cond-style-name=""><text:span text:style-name="a6" text:class-names="">入口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7.27559in" svg:y="5.36614in" svg:width="1.29134in" svg:height="1.29134in" draw:z-index="4" draw:id="id3" draw:style-name="a11" draw:name="フリーフォーム 4">
            <svg:title/>
            <svg:desc/>
            <text:p text:style-name="a10" text:class-names="" text:cond-style-name=""><text:span text:style-name="a9" text:class-names="">寝室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frame draw:z-index="5" draw:id="id4" draw:style-name="a14" draw:name="テキスト ボックス 5" svg:x="3.76653in" svg:y="5.84921in" svg:width="0.17913in" svg:height="0.32087in">
            <draw:text-box>
              <text:p text:style-name="a13" text:class-names="" text:cond-style-name=""><text:span text:style-name="a12" text:class-names="">ドア</text:span></text:p>
            </draw:text-box>
            <svg:title/>
            <svg:desc/>
          </draw:frame>
          <draw:frame draw:z-index="6" draw:id="id5" draw:style-name="a17" draw:name="テキスト ボックス 6" svg:x="8.11929in" svg:y="5.66654in" svg:width="0.23819in" svg:height="0.64961in">
            <draw:text-box>
              <text:p text:style-name="a16" text:class-names="" text:cond-style-name=""><text:span text:style-name="a15" text:class-names="">ベッド</text:span></text:p>
            </draw:text-box>
            <svg:title/>
            <svg:desc/>
          </draw:frame>
          <draw:custom-shape svg:x="5.78858in" svg:y="5.60512in" svg:width="0.58543in" svg:height="0.25118in" draw:z-index="7" draw:id="id6" draw:style-name="a20" draw:name="フリーフォーム 7">
            <svg:title/>
            <svg:desc/>
            <text:p text:style-name="a19" text:class-names="" text:cond-style-name=""><text:span text:style-name="a18" text:class-names="">窓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5551in" svg:y="11.91063in" svg:width="6.22244in" svg:height="0.34527in" draw:z-index="8" draw:id="id7" draw:style-name="a23" draw:name="フリーフォーム 8">
            <svg:title/>
            <svg:desc/>
            <text:p text:style-name="a22" text:class-names="" text:cond-style-name=""><text:span text:style-name="a21" text:class-names="">エンディング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5275in" svg:y="12.78858in" svg:width="6.22244in" svg:height="0.34527in" draw:z-index="9" draw:id="id8" draw:style-name="a26" draw:name="フリーフォーム 9">
            <svg:title/>
            <svg:desc/>
            <text:p text:style-name="a25" text:class-names="" text:cond-style-name=""><text:span text:style-name="a24" text:class-names="">脱出(クリア)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6338in" svg:y="13.67716in" svg:width="6.22244in" svg:height="0.34527in" draw:z-index="10" draw:id="id9" draw:style-name="a29" draw:name="フリーフォーム 10">
            <svg:title/>
            <svg:desc/>
            <text:p text:style-name="a28" text:class-names="" text:cond-style-name=""><text:span text:style-name="a27" text:class-names="">爆弾でドアを破壊する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5236in" svg:y="14.56614in" svg:width="6.22244in" svg:height="0.34527in" draw:z-index="11" draw:id="id10" draw:style-name="a32" draw:name="フリーフォーム 11">
            <svg:title/>
            <svg:desc/>
            <text:p text:style-name="a31" text:class-names="" text:cond-style-name=""><text:span text:style-name="a30" text:class-names="">金庫から爆弾を取得する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5236in" svg:y="15.27717in" svg:width="2.86535in" svg:height="0.91024in" draw:z-index="12" draw:id="id11" draw:style-name="a37" draw:name="フリーフォーム 12">
            <svg:title/>
            <svg:desc/>
            <text:p text:style-name="a34" text:class-names="" text:cond-style-name=""><text:span text:style-name="a33" text:class-names="">絵画のなぞなぞから</text:span></text:p>
            <text:p text:style-name="a36" text:class-names="" text:cond-style-name=""><text:span text:style-name="a35" text:class-names="">暗証番号を取得する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02362in" svg:y="15.27717in" svg:width="2.86535in" svg:height="0.91024in" draw:z-index="13" draw:id="id12" draw:style-name="a42" draw:name="フリーフォーム 13">
            <svg:title/>
            <svg:desc/>
            <text:p text:style-name="a39" text:class-names="" text:cond-style-name=""><text:span text:style-name="a38" text:class-names="">テーブルから</text:span></text:p>
            <text:p text:style-name="a41" text:class-names="" text:cond-style-name=""><text:span text:style-name="a40" text:class-names="">金庫の鍵を取得する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5236in" svg:y="16.3437in" svg:width="6.22244in" svg:height="0.34527in" draw:z-index="14" draw:id="id13" draw:style-name="a45" draw:name="フリーフォーム 14">
            <svg:title/>
            <svg:desc/>
            <text:p text:style-name="a44" text:class-names="" text:cond-style-name=""><text:span text:style-name="a43" text:class-names="">金庫を開ける条件を満たす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6338in" svg:y="17.23268in" svg:width="6.22244in" svg:height="0.34527in" draw:z-index="15" draw:id="id14" draw:style-name="a48" draw:name="フリーフォーム 15">
            <svg:title/>
            <svg:desc/>
            <text:p text:style-name="a47" text:class-names="" text:cond-style-name=""><text:span text:style-name="a46" text:class-names="">ゲーム開始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563in" svg:y="18.12244in" svg:width="6.22244in" svg:height="0.34527in" draw:z-index="16" draw:id="id15" draw:style-name="a51" draw:name="フリーフォーム 16">
            <svg:title/>
            <svg:desc/>
            <text:p text:style-name="a50" text:class-names="" text:cond-style-name=""><text:span text:style-name="a49" text:class-names="">オープニング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6575in" svg:y="19.91102in" svg:width="5.19213in" svg:height="2.04961in" draw:z-index="17" draw:id="id16" draw:style-name="a54" draw:name="フリーフォーム 17">
            <svg:title/>
            <svg:desc/>
            <text:p text:style-name="a53" text:class-names="" text:cond-style-name=""><text:span text:style-name="a52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73898in" svg:y="20.6748in" svg:width="2.47126in" svg:height="0.56457in" draw:z-index="18" draw:id="id17" draw:style-name="a57" draw:name="フリーフォーム 18">
            <svg:title/>
            <svg:desc/>
            <text:p text:style-name="a56" text:class-names="" text:cond-style-name=""><text:span text:style-name="a55" text:class-names="">廊下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78504in" svg:y="20.44449in" svg:width="0.96496in" svg:height="0.96496in" draw:z-index="19" draw:id="id18" draw:style-name="a60" draw:name="フリーフォーム 19">
            <svg:title/>
            <svg:desc/>
            <text:p text:style-name="a59" text:class-names="" text:cond-style-name=""><text:span text:style-name="a58" text:class-names="">入口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2126in" svg:y="20.29961in" svg:width="1.29134in" svg:height="1.29134in" draw:z-index="20" draw:id="id19" draw:style-name="a63" draw:name="フリーフォーム 20">
            <svg:title/>
            <svg:desc/>
            <text:p text:style-name="a62" text:class-names="" text:cond-style-name=""><text:span text:style-name="a61" text:class-names="">寝室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frame draw:z-index="21" draw:id="id20" draw:style-name="a66" draw:name="テキスト ボックス 21" svg:x="2.70354in" svg:y="20.78268in" svg:width="0.17913in" svg:height="0.32087in">
            <draw:text-box>
              <text:p text:style-name="a65" text:class-names="" text:cond-style-name=""><text:span text:style-name="a64" text:class-names="">ドア</text:span></text:p>
            </draw:text-box>
            <svg:title/>
            <svg:desc/>
          </draw:frame>
          <draw:frame draw:z-index="22" draw:id="id21" draw:style-name="a69" draw:name="テキスト ボックス 22" svg:x="7.0563in" svg:y="20.67362in" svg:width="0.23819in" svg:height="0.57598in">
            <draw:text-box>
              <text:p text:style-name="a68" text:class-names="" text:cond-style-name=""><text:span text:style-name="a67" text:class-names="">ベッド</text:span></text:p>
            </draw:text-box>
            <svg:title/>
            <svg:desc/>
          </draw:frame>
          <draw:custom-shape svg:x="4.72559in" svg:y="20.53858in" svg:width="0.58543in" svg:height="0.25118in" draw:z-index="23" draw:id="id22" draw:style-name="a72" draw:name="フリーフォーム 23">
            <svg:title/>
            <svg:desc/>
            <text:p text:style-name="a71" text:class-names="" text:cond-style-name=""><text:span text:style-name="a70" text:class-names="">窓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68819in" svg:y="22.95433in" svg:width="1.68031in" svg:height="0.86811in" draw:z-index="24" draw:id="id23" draw:style-name="a75" draw:name="フリーフォーム 24">
            <svg:title/>
            <svg:desc/>
            <text:p text:style-name="a74" text:class-names="" text:cond-style-name=""><text:span text:style-name="a7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01339in" svg:y="23.08031in" svg:width="0.24961in" svg:height="0.20827in" draw:z-index="25" draw:id="id24" draw:style-name="a78" draw:name="フリーフォーム 25">
            <svg:title/>
            <svg:desc/>
            <text:p text:style-name="a77" text:class-names="" text:cond-style-name=""><text:span text:style-name="a76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02441in" svg:y="23.4437in" svg:width="0.24961in" svg:height="0.20827in" draw:z-index="26" draw:id="id25" draw:style-name="a81" draw:name="フリーフォーム 26">
            <svg:title/>
            <svg:desc/>
            <text:p text:style-name="a80" text:class-names="" text:cond-style-name=""><text:span text:style-name="a79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65591in" svg:y="20.57323in" svg:width="0.24961in" svg:height="0.20827in" draw:z-index="27" draw:id="id26" draw:style-name="a84" draw:name="フリーフォーム 27">
            <svg:title/>
            <svg:desc/>
            <text:p text:style-name="a83" text:class-names="" text:cond-style-name=""><text:span text:style-name="a82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4.73268in" svg:y="21.15551in" svg:width="0.58543in" svg:height="0.25118in" draw:z-index="28" draw:id="id27" draw:style-name="a87" draw:name="フリーフォーム 28">
            <svg:title/>
            <svg:desc/>
            <text:p text:style-name="a86" text:class-names="" text:cond-style-name=""><text:span text:style-name="a85" text:class-names="">絵画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.5311in" svg:y="21.04173in" svg:width="0.24961in" svg:height="0.20827in" draw:z-index="29" draw:id="id28" draw:style-name="a90" draw:name="フリーフォーム 29">
            <svg:title/>
            <svg:desc/>
            <text:p text:style-name="a89" text:class-names="" text:cond-style-name=""><text:span text:style-name="a88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51024in" svg:y="20.35079in" svg:width="0.69842in" svg:height="0.25118in" draw:z-index="30" draw:id="id29" draw:style-name="a93" draw:name="フリーフォーム 30">
            <svg:title/>
            <svg:desc/>
            <text:p text:style-name="a92" text:class-names="" text:cond-style-name=""><text:span text:style-name="a91" text:class-names="">テーブル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2874in" svg:y="20.32008in" svg:width="0.24961in" svg:height="0.20827in" draw:z-index="31" draw:id="id30" draw:style-name="a96" draw:name="フリーフォーム 31">
            <svg:title/>
            <svg:desc/>
            <text:p text:style-name="a95" text:class-names="" text:cond-style-name=""><text:span text:style-name="a94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7.18701in" svg:y="20.34842in" svg:width="0.24961in" svg:height="0.20827in" draw:z-index="32" draw:id="id31" draw:style-name="a99" draw:name="フリーフォーム 32">
            <svg:title/>
            <svg:desc/>
            <text:p text:style-name="a98" text:class-names="" text:cond-style-name=""><text:span text:style-name="a97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85079in" svg:y="20.92638in" svg:width="0.24961in" svg:height="0.20827in" draw:z-index="33" draw:id="id32" draw:style-name="a102" draw:name="フリーフォーム 33">
            <svg:title/>
            <svg:desc/>
            <text:p text:style-name="a101" text:class-names="" text:cond-style-name=""><text:span text:style-name="a100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87913in" svg:y="21.26024in" svg:width="0.58543in" svg:height="0.25118in" draw:z-index="34" draw:id="id33" draw:style-name="a105" draw:name="フリーフォーム 34">
            <svg:title/>
            <svg:desc/>
            <text:p text:style-name="a104" text:class-names="" text:cond-style-name=""><text:span text:style-name="a103" text:class-names="">金庫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7.44724in" svg:y="21.31024in" svg:width="0.24961in" svg:height="0.20827in" draw:z-index="35" draw:id="id34" draw:style-name="a108" draw:name="フリーフォーム 35">
            <svg:title/>
            <svg:desc/>
            <text:p text:style-name="a107" text:class-names="" text:cond-style-name=""><text:span text:style-name="a106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0315in" svg:y="19.96535in" svg:width="1.43464in" svg:height="0.32677in" draw:z-index="36" draw:id="id35" draw:style-name="a111" draw:name="フリーフォーム 36">
            <svg:title/>
            <svg:desc/>
            <text:p text:style-name="a110" text:class-names="" text:cond-style-name=""><text:span text:style-name="a109" text:class-names="">内側から開かない</text:span></text:p>
            <draw:enhanced-geometry xmlns:dr3d="urn:oasis:names:tc:opendocument:xmlns:dr3d:1.0"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-14105 194578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min(?f10, ?f7)"/>
              <draw:equation draw:name="f13" draw:formula="5419351 / 1725033"/>
              <draw:equation draw:name="f14" draw:formula="?f12 / 21600"/>
              <draw:equation draw:name="f15" draw:formula="?f10 * ?f27 / 100000"/>
              <draw:equation draw:name="f16" draw:formula="?f7 * ?f28 / 100000"/>
              <draw:equation draw:name="f17" draw:formula="?f15 - ?f11"/>
              <draw:equation draw:name="f18" draw:formula="if(?f17, ?f4, ?f3)"/>
              <draw:equation draw:name="f19" draw:formula="?f15 - ?f18"/>
              <draw:equation draw:name="f20" draw:formula="?f19 / 2"/>
              <draw:equation draw:name="f21" draw:formula="?f20 + ?f18"/>
              <draw:equation draw:name="f22" draw:formula="?f12 * $2 / 100000"/>
              <draw:equation draw:name="f23" draw:formula="min(?f22, ?f11)"/>
              <draw:equation draw:name="f24" draw:formula="?f4 - ?f23"/>
              <draw:equation draw:name="f25" draw:formula="min(?f22, ?f8)"/>
              <draw:equation draw:name="f26" draw:formula="?f6 - ?f25"/>
              <draw:equation draw:name="f27" draw:formula="$0 / ?f14"/>
              <draw:equation draw:name="f28" draw:formula="$1 / ?f14"/>
              <draw:equation draw:name="f29" draw:formula="21550000 - ?f2"/>
              <draw:equation draw:name="f30" draw:formula="if(?f29, ?f2, 21550000)"/>
              <draw:equation draw:name="f31" draw:formula="-21550000 - ?f30"/>
              <draw:equation draw:name="f32" draw:formula="if(?f31, -21550000, ?f30)"/>
              <draw:equation draw:name="f33" draw:formula="?f1 + ?f32"/>
              <draw:equation draw:name="f34" draw:formula="?f1 + ?f2"/>
              <draw:equation draw:name="f35" draw:formula="?f34 * ?f13 / ?f1"/>
              <draw:equation draw:name="f36" draw:formula="0 - ?f35"/>
              <draw:equation draw:name="f37" draw:formula="cos(?f36)"/>
              <draw:equation draw:name="f38" draw:formula="0 - ?f37"/>
              <draw:equation draw:name="f39" draw:formula="?f38 * ?f23"/>
              <draw:equation draw:name="f40" draw:formula="sin(?f36)"/>
              <draw:equation draw:name="f41" draw:formula="0 - ?f40"/>
              <draw:equation draw:name="f42" draw:formula="?f41 * ?f25"/>
              <draw:equation draw:name="f43" draw:formula="sqrt(?f39 * ?f39 + ?f42 * ?f42 + 0 * 0)"/>
              <draw:equation draw:name="f44" draw:formula="?f23 * ?f25 / ?f43"/>
              <draw:equation draw:name="f45" draw:formula="?f41 * ?f44"/>
              <draw:equation draw:name="f46" draw:formula="?f3 - ?f45"/>
              <draw:equation draw:name="f47" draw:formula="?f38 * ?f44"/>
              <draw:equation draw:name="f48" draw:formula="?f25 - ?f47"/>
              <draw:equation draw:name="f49" draw:formula="?f46 - ?f23"/>
              <draw:equation draw:name="f50" draw:formula="?f48 - ?f25"/>
              <draw:equation draw:name="f51" draw:formula="?f46 + ?f23"/>
              <draw:equation draw:name="f52" draw:formula="?f48 + ?f25"/>
              <draw:equation draw:name="f53" draw:formula="?f33 + ?f2"/>
              <draw:equation draw:name="f54" draw:formula="?f53 * ?f13 / ?f1"/>
              <draw:equation draw:name="f55" draw:formula="0 - ?f54"/>
              <draw:equation draw:name="f56" draw:formula="cos(?f55)"/>
              <draw:equation draw:name="f57" draw:formula="0 - ?f56"/>
              <draw:equation draw:name="f58" draw:formula="?f57 * ?f23"/>
              <draw:equation draw:name="f59" draw:formula="sin(?f55)"/>
              <draw:equation draw:name="f60" draw:formula="0 - ?f59"/>
              <draw:equation draw:name="f61" draw:formula="?f60 * ?f25"/>
              <draw:equation draw:name="f62" draw:formula="sqrt(?f58 * ?f58 + ?f61 * ?f61 + 0 * 0)"/>
              <draw:equation draw:name="f63" draw:formula="?f23 * ?f25 / ?f62"/>
              <draw:equation draw:name="f64" draw:formula="?f60 * ?f63"/>
              <draw:equation draw:name="f65" draw:formula="?f46 + ?f64"/>
              <draw:equation draw:name="f66" draw:formula="?f57 * ?f63"/>
              <draw:equation draw:name="f67" draw:formula="?f48 + ?f66"/>
              <draw:equation draw:name="f68" draw:formula="if(?f32, ?f3, ?f49)"/>
              <draw:equation draw:name="f69" draw:formula="if(?f32, ?f25, ?f50)"/>
              <draw:equation draw:name="f70" draw:formula="if(?f32, ?f3, ?f51)"/>
              <draw:equation draw:name="f71" draw:formula="if(?f32, ?f25, ?f52)"/>
              <draw:equation draw:name="f72" draw:formula="if(?f32, ?f49, ?f65)"/>
              <draw:equation draw:name="f73" draw:formula="if(?f32, ?f50, ?f67)"/>
              <draw:equation draw:name="f74" draw:formula="if(?f32, ?f51, ?f65)"/>
              <draw:equation draw:name="f75" draw:formula="if(?f32, ?f52, ?f67)"/>
              <draw:equation draw:name="f76" draw:formula="?f0 + ?f32"/>
              <draw:equation draw:name="f77" draw:formula="?f0 + ?f2"/>
              <draw:equation draw:name="f78" draw:formula="?f77 * ?f13 / ?f1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23"/>
              <draw:equation draw:name="f83" draw:formula="sin(?f79)"/>
              <draw:equation draw:name="f84" draw:formula="0 - ?f83"/>
              <draw:equation draw:name="f85" draw:formula="?f84 * ?f25"/>
              <draw:equation draw:name="f86" draw:formula="sqrt(?f82 * ?f82 + ?f85 * ?f85 + 0 * 0)"/>
              <draw:equation draw:name="f87" draw:formula="?f23 * ?f25 / ?f86"/>
              <draw:equation draw:name="f88" draw:formula="?f84 * ?f87"/>
              <draw:equation draw:name="f89" draw:formula="?f24 - ?f88"/>
              <draw:equation draw:name="f90" draw:formula="?f81 * ?f87"/>
              <draw:equation draw:name="f91" draw:formula="?f5 - ?f90"/>
              <draw:equation draw:name="f92" draw:formula="?f89 - ?f23"/>
              <draw:equation draw:name="f93" draw:formula="?f91 - ?f25"/>
              <draw:equation draw:name="f94" draw:formula="?f89 + ?f23"/>
              <draw:equation draw:name="f95" draw:formula="?f91 + ?f25"/>
              <draw:equation draw:name="f96" draw:formula="?f76 + ?f2"/>
              <draw:equation draw:name="f97" draw:formula="?f96 * ?f13 / ?f1"/>
              <draw:equation draw:name="f98" draw:formula="0 - ?f97"/>
              <draw:equation draw:name="f99" draw:formula="cos(?f98)"/>
              <draw:equation draw:name="f100" draw:formula="0 - ?f99"/>
              <draw:equation draw:name="f101" draw:formula="?f100 * ?f23"/>
              <draw:equation draw:name="f102" draw:formula="sin(?f98)"/>
              <draw:equation draw:name="f103" draw:formula="0 - ?f102"/>
              <draw:equation draw:name="f104" draw:formula="?f103 * ?f25"/>
              <draw:equation draw:name="f105" draw:formula="sqrt(?f101 * ?f101 + ?f104 * ?f104 + 0 * 0)"/>
              <draw:equation draw:name="f106" draw:formula="?f23 * ?f25 / ?f105"/>
              <draw:equation draw:name="f107" draw:formula="?f103 * ?f106"/>
              <draw:equation draw:name="f108" draw:formula="?f89 + ?f107"/>
              <draw:equation draw:name="f109" draw:formula="?f100 * ?f106"/>
              <draw:equation draw:name="f110" draw:formula="?f91 + ?f109"/>
              <draw:equation draw:name="f111" draw:formula="if(?f32, ?f24, ?f92)"/>
              <draw:equation draw:name="f112" draw:formula="if(?f32, ?f5, ?f93)"/>
              <draw:equation draw:name="f113" draw:formula="if(?f32, ?f24, ?f94)"/>
              <draw:equation draw:name="f114" draw:formula="if(?f32, ?f5, ?f95)"/>
              <draw:equation draw:name="f115" draw:formula="if(?f32, ?f92, ?f108)"/>
              <draw:equation draw:name="f116" draw:formula="if(?f32, ?f93, ?f110)"/>
              <draw:equation draw:name="f117" draw:formula="if(?f32, ?f94, ?f108)"/>
              <draw:equation draw:name="f118" draw:formula="if(?f32, ?f95, ?f110)"/>
              <draw:equation draw:name="f119" draw:formula="0 + ?f32"/>
              <draw:equation draw:name="f120" draw:formula="0 + ?f2"/>
              <draw:equation draw:name="f121" draw:formula="?f120 * ?f13 / ?f1"/>
              <draw:equation draw:name="f122" draw:formula="0 - ?f121"/>
              <draw:equation draw:name="f123" draw:formula="cos(?f122)"/>
              <draw:equation draw:name="f124" draw:formula="0 - ?f123"/>
              <draw:equation draw:name="f125" draw:formula="?f124 * ?f23"/>
              <draw:equation draw:name="f126" draw:formula="sin(?f122)"/>
              <draw:equation draw:name="f127" draw:formula="0 - ?f126"/>
              <draw:equation draw:name="f128" draw:formula="?f127 * ?f25"/>
              <draw:equation draw:name="f129" draw:formula="sqrt(?f125 * ?f125 + ?f128 * ?f128 + 0 * 0)"/>
              <draw:equation draw:name="f130" draw:formula="?f23 * ?f25 / ?f129"/>
              <draw:equation draw:name="f131" draw:formula="?f127 * ?f130"/>
              <draw:equation draw:name="f132" draw:formula="?f4 - ?f131"/>
              <draw:equation draw:name="f133" draw:formula="?f124 * ?f130"/>
              <draw:equation draw:name="f134" draw:formula="?f26 - ?f133"/>
              <draw:equation draw:name="f135" draw:formula="?f132 - ?f23"/>
              <draw:equation draw:name="f136" draw:formula="?f134 - ?f25"/>
              <draw:equation draw:name="f137" draw:formula="?f132 + ?f23"/>
              <draw:equation draw:name="f138" draw:formula="?f134 + ?f25"/>
              <draw:equation draw:name="f139" draw:formula="?f119 + ?f2"/>
              <draw:equation draw:name="f140" draw:formula="?f139 * ?f13 / ?f1"/>
              <draw:equation draw:name="f141" draw:formula="0 - ?f140"/>
              <draw:equation draw:name="f142" draw:formula="cos(?f141)"/>
              <draw:equation draw:name="f143" draw:formula="0 - ?f142"/>
              <draw:equation draw:name="f144" draw:formula="?f143 * ?f23"/>
              <draw:equation draw:name="f145" draw:formula="sin(?f141)"/>
              <draw:equation draw:name="f146" draw:formula="0 - ?f145"/>
              <draw:equation draw:name="f147" draw:formula="?f146 * ?f25"/>
              <draw:equation draw:name="f148" draw:formula="sqrt(?f144 * ?f144 + ?f147 * ?f147 + 0 * 0)"/>
              <draw:equation draw:name="f149" draw:formula="?f23 * ?f25 / ?f148"/>
              <draw:equation draw:name="f150" draw:formula="?f146 * ?f149"/>
              <draw:equation draw:name="f151" draw:formula="?f132 + ?f150"/>
              <draw:equation draw:name="f152" draw:formula="?f143 * ?f149"/>
              <draw:equation draw:name="f153" draw:formula="?f134 + ?f152"/>
              <draw:equation draw:name="f154" draw:formula="if(?f32, ?f4, ?f135)"/>
              <draw:equation draw:name="f155" draw:formula="if(?f32, ?f26, ?f136)"/>
              <draw:equation draw:name="f156" draw:formula="if(?f32, ?f4, ?f137)"/>
              <draw:equation draw:name="f157" draw:formula="if(?f32, ?f26, ?f138)"/>
              <draw:equation draw:name="f158" draw:formula="if(?f32, ?f135, ?f151)"/>
              <draw:equation draw:name="f159" draw:formula="if(?f32, ?f136, ?f153)"/>
              <draw:equation draw:name="f160" draw:formula="if(?f32, ?f137, ?f151)"/>
              <draw:equation draw:name="f161" draw:formula="if(?f32, ?f138, ?f153)"/>
              <draw:equation draw:name="f162" draw:formula="?f2 + ?f32"/>
              <draw:equation draw:name="f163" draw:formula="?f2 + ?f2"/>
              <draw:equation draw:name="f164" draw:formula="?f163 * ?f13 / ?f1"/>
              <draw:equation draw:name="f165" draw:formula="0 - ?f164"/>
              <draw:equation draw:name="f166" draw:formula="cos(?f165)"/>
              <draw:equation draw:name="f167" draw:formula="0 - ?f166"/>
              <draw:equation draw:name="f168" draw:formula="?f167 * ?f23"/>
              <draw:equation draw:name="f169" draw:formula="sin(?f165)"/>
              <draw:equation draw:name="f170" draw:formula="0 - ?f169"/>
              <draw:equation draw:name="f171" draw:formula="?f170 * ?f25"/>
              <draw:equation draw:name="f172" draw:formula="sqrt(?f168 * ?f168 + ?f171 * ?f171 + 0 * 0)"/>
              <draw:equation draw:name="f173" draw:formula="?f23 * ?f25 / ?f172"/>
              <draw:equation draw:name="f174" draw:formula="?f170 * ?f173"/>
              <draw:equation draw:name="f175" draw:formula="?f23 - ?f174"/>
              <draw:equation draw:name="f176" draw:formula="?f167 * ?f173"/>
              <draw:equation draw:name="f177" draw:formula="?f6 - ?f176"/>
              <draw:equation draw:name="f178" draw:formula="?f175 - ?f23"/>
              <draw:equation draw:name="f179" draw:formula="?f177 - ?f25"/>
              <draw:equation draw:name="f180" draw:formula="?f175 + ?f23"/>
              <draw:equation draw:name="f181" draw:formula="?f177 + ?f25"/>
              <draw:equation draw:name="f182" draw:formula="?f162 + ?f2"/>
              <draw:equation draw:name="f183" draw:formula="?f182 * ?f13 / ?f1"/>
              <draw:equation draw:name="f184" draw:formula="0 - ?f183"/>
              <draw:equation draw:name="f185" draw:formula="cos(?f184)"/>
              <draw:equation draw:name="f186" draw:formula="0 - ?f185"/>
              <draw:equation draw:name="f187" draw:formula="?f186 * ?f23"/>
              <draw:equation draw:name="f188" draw:formula="sin(?f184)"/>
              <draw:equation draw:name="f189" draw:formula="0 - ?f188"/>
              <draw:equation draw:name="f190" draw:formula="?f189 * ?f25"/>
              <draw:equation draw:name="f191" draw:formula="sqrt(?f187 * ?f187 + ?f190 * ?f190 + 0 * 0)"/>
              <draw:equation draw:name="f192" draw:formula="?f23 * ?f25 / ?f191"/>
              <draw:equation draw:name="f193" draw:formula="?f189 * ?f192"/>
              <draw:equation draw:name="f194" draw:formula="?f175 + ?f193"/>
              <draw:equation draw:name="f195" draw:formula="?f186 * ?f192"/>
              <draw:equation draw:name="f196" draw:formula="?f177 + ?f195"/>
              <draw:equation draw:name="f197" draw:formula="if(?f32, ?f23, ?f178)"/>
              <draw:equation draw:name="f198" draw:formula="if(?f32, ?f6, ?f179)"/>
              <draw:equation draw:name="f199" draw:formula="if(?f32, ?f23, ?f180)"/>
              <draw:equation draw:name="f200" draw:formula="if(?f32, ?f6, ?f181)"/>
              <draw:equation draw:name="f201" draw:formula="if(?f32, ?f178, ?f194)"/>
              <draw:equation draw:name="f202" draw:formula="if(?f32, ?f179, ?f196)"/>
              <draw:equation draw:name="f203" draw:formula="if(?f32, ?f180, ?f194)"/>
              <draw:equation draw:name="f204" draw:formula="if(?f32, ?f181, ?f196)"/>
            </draw:enhanced-geometry>
          </draw:custom-shape>
          <draw:custom-shape svg:x="3.3122in" svg:y="21.63976in" svg:width="0.90472in" svg:height="0.27795in" draw:z-index="37" draw:id="id36" draw:style-name="a114" draw:name="フリーフォーム 37">
            <svg:title/>
            <svg:desc/>
            <text:p text:style-name="a113" text:class-names="" text:cond-style-name=""><text:span text:style-name="a112" text:class-names="">なぞなぞ</text:span></text:p>
            <draw:enhanced-geometry xmlns:dr3d="urn:oasis:names:tc:opendocument:xmlns:dr3d:1.0"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135944 -140368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min(?f10, ?f7)"/>
              <draw:equation draw:name="f13" draw:formula="5419351 / 1725033"/>
              <draw:equation draw:name="f14" draw:formula="?f12 / 21600"/>
              <draw:equation draw:name="f15" draw:formula="?f10 * ?f27 / 100000"/>
              <draw:equation draw:name="f16" draw:formula="?f7 * ?f28 / 100000"/>
              <draw:equation draw:name="f17" draw:formula="?f15 - ?f11"/>
              <draw:equation draw:name="f18" draw:formula="if(?f17, ?f4, ?f3)"/>
              <draw:equation draw:name="f19" draw:formula="?f15 - ?f18"/>
              <draw:equation draw:name="f20" draw:formula="?f19 / 2"/>
              <draw:equation draw:name="f21" draw:formula="?f20 + ?f18"/>
              <draw:equation draw:name="f22" draw:formula="?f12 * $2 / 100000"/>
              <draw:equation draw:name="f23" draw:formula="min(?f22, ?f11)"/>
              <draw:equation draw:name="f24" draw:formula="?f4 - ?f23"/>
              <draw:equation draw:name="f25" draw:formula="min(?f22, ?f8)"/>
              <draw:equation draw:name="f26" draw:formula="?f6 - ?f25"/>
              <draw:equation draw:name="f27" draw:formula="$0 / ?f14"/>
              <draw:equation draw:name="f28" draw:formula="$1 / ?f14"/>
              <draw:equation draw:name="f29" draw:formula="21550000 - ?f2"/>
              <draw:equation draw:name="f30" draw:formula="if(?f29, ?f2, 21550000)"/>
              <draw:equation draw:name="f31" draw:formula="-21550000 - ?f30"/>
              <draw:equation draw:name="f32" draw:formula="if(?f31, -21550000, ?f30)"/>
              <draw:equation draw:name="f33" draw:formula="?f1 + ?f32"/>
              <draw:equation draw:name="f34" draw:formula="?f1 + ?f2"/>
              <draw:equation draw:name="f35" draw:formula="?f34 * ?f13 / ?f1"/>
              <draw:equation draw:name="f36" draw:formula="0 - ?f35"/>
              <draw:equation draw:name="f37" draw:formula="cos(?f36)"/>
              <draw:equation draw:name="f38" draw:formula="0 - ?f37"/>
              <draw:equation draw:name="f39" draw:formula="?f38 * ?f23"/>
              <draw:equation draw:name="f40" draw:formula="sin(?f36)"/>
              <draw:equation draw:name="f41" draw:formula="0 - ?f40"/>
              <draw:equation draw:name="f42" draw:formula="?f41 * ?f25"/>
              <draw:equation draw:name="f43" draw:formula="sqrt(?f39 * ?f39 + ?f42 * ?f42 + 0 * 0)"/>
              <draw:equation draw:name="f44" draw:formula="?f23 * ?f25 / ?f43"/>
              <draw:equation draw:name="f45" draw:formula="?f41 * ?f44"/>
              <draw:equation draw:name="f46" draw:formula="?f3 - ?f45"/>
              <draw:equation draw:name="f47" draw:formula="?f38 * ?f44"/>
              <draw:equation draw:name="f48" draw:formula="?f25 - ?f47"/>
              <draw:equation draw:name="f49" draw:formula="?f46 - ?f23"/>
              <draw:equation draw:name="f50" draw:formula="?f48 - ?f25"/>
              <draw:equation draw:name="f51" draw:formula="?f46 + ?f23"/>
              <draw:equation draw:name="f52" draw:formula="?f48 + ?f25"/>
              <draw:equation draw:name="f53" draw:formula="?f33 + ?f2"/>
              <draw:equation draw:name="f54" draw:formula="?f53 * ?f13 / ?f1"/>
              <draw:equation draw:name="f55" draw:formula="0 - ?f54"/>
              <draw:equation draw:name="f56" draw:formula="cos(?f55)"/>
              <draw:equation draw:name="f57" draw:formula="0 - ?f56"/>
              <draw:equation draw:name="f58" draw:formula="?f57 * ?f23"/>
              <draw:equation draw:name="f59" draw:formula="sin(?f55)"/>
              <draw:equation draw:name="f60" draw:formula="0 - ?f59"/>
              <draw:equation draw:name="f61" draw:formula="?f60 * ?f25"/>
              <draw:equation draw:name="f62" draw:formula="sqrt(?f58 * ?f58 + ?f61 * ?f61 + 0 * 0)"/>
              <draw:equation draw:name="f63" draw:formula="?f23 * ?f25 / ?f62"/>
              <draw:equation draw:name="f64" draw:formula="?f60 * ?f63"/>
              <draw:equation draw:name="f65" draw:formula="?f46 + ?f64"/>
              <draw:equation draw:name="f66" draw:formula="?f57 * ?f63"/>
              <draw:equation draw:name="f67" draw:formula="?f48 + ?f66"/>
              <draw:equation draw:name="f68" draw:formula="if(?f32, ?f3, ?f49)"/>
              <draw:equation draw:name="f69" draw:formula="if(?f32, ?f25, ?f50)"/>
              <draw:equation draw:name="f70" draw:formula="if(?f32, ?f3, ?f51)"/>
              <draw:equation draw:name="f71" draw:formula="if(?f32, ?f25, ?f52)"/>
              <draw:equation draw:name="f72" draw:formula="if(?f32, ?f49, ?f65)"/>
              <draw:equation draw:name="f73" draw:formula="if(?f32, ?f50, ?f67)"/>
              <draw:equation draw:name="f74" draw:formula="if(?f32, ?f51, ?f65)"/>
              <draw:equation draw:name="f75" draw:formula="if(?f32, ?f52, ?f67)"/>
              <draw:equation draw:name="f76" draw:formula="?f0 + ?f32"/>
              <draw:equation draw:name="f77" draw:formula="?f0 + ?f2"/>
              <draw:equation draw:name="f78" draw:formula="?f77 * ?f13 / ?f1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23"/>
              <draw:equation draw:name="f83" draw:formula="sin(?f79)"/>
              <draw:equation draw:name="f84" draw:formula="0 - ?f83"/>
              <draw:equation draw:name="f85" draw:formula="?f84 * ?f25"/>
              <draw:equation draw:name="f86" draw:formula="sqrt(?f82 * ?f82 + ?f85 * ?f85 + 0 * 0)"/>
              <draw:equation draw:name="f87" draw:formula="?f23 * ?f25 / ?f86"/>
              <draw:equation draw:name="f88" draw:formula="?f84 * ?f87"/>
              <draw:equation draw:name="f89" draw:formula="?f24 - ?f88"/>
              <draw:equation draw:name="f90" draw:formula="?f81 * ?f87"/>
              <draw:equation draw:name="f91" draw:formula="?f5 - ?f90"/>
              <draw:equation draw:name="f92" draw:formula="?f89 - ?f23"/>
              <draw:equation draw:name="f93" draw:formula="?f91 - ?f25"/>
              <draw:equation draw:name="f94" draw:formula="?f89 + ?f23"/>
              <draw:equation draw:name="f95" draw:formula="?f91 + ?f25"/>
              <draw:equation draw:name="f96" draw:formula="?f76 + ?f2"/>
              <draw:equation draw:name="f97" draw:formula="?f96 * ?f13 / ?f1"/>
              <draw:equation draw:name="f98" draw:formula="0 - ?f97"/>
              <draw:equation draw:name="f99" draw:formula="cos(?f98)"/>
              <draw:equation draw:name="f100" draw:formula="0 - ?f99"/>
              <draw:equation draw:name="f101" draw:formula="?f100 * ?f23"/>
              <draw:equation draw:name="f102" draw:formula="sin(?f98)"/>
              <draw:equation draw:name="f103" draw:formula="0 - ?f102"/>
              <draw:equation draw:name="f104" draw:formula="?f103 * ?f25"/>
              <draw:equation draw:name="f105" draw:formula="sqrt(?f101 * ?f101 + ?f104 * ?f104 + 0 * 0)"/>
              <draw:equation draw:name="f106" draw:formula="?f23 * ?f25 / ?f105"/>
              <draw:equation draw:name="f107" draw:formula="?f103 * ?f106"/>
              <draw:equation draw:name="f108" draw:formula="?f89 + ?f107"/>
              <draw:equation draw:name="f109" draw:formula="?f100 * ?f106"/>
              <draw:equation draw:name="f110" draw:formula="?f91 + ?f109"/>
              <draw:equation draw:name="f111" draw:formula="if(?f32, ?f24, ?f92)"/>
              <draw:equation draw:name="f112" draw:formula="if(?f32, ?f5, ?f93)"/>
              <draw:equation draw:name="f113" draw:formula="if(?f32, ?f24, ?f94)"/>
              <draw:equation draw:name="f114" draw:formula="if(?f32, ?f5, ?f95)"/>
              <draw:equation draw:name="f115" draw:formula="if(?f32, ?f92, ?f108)"/>
              <draw:equation draw:name="f116" draw:formula="if(?f32, ?f93, ?f110)"/>
              <draw:equation draw:name="f117" draw:formula="if(?f32, ?f94, ?f108)"/>
              <draw:equation draw:name="f118" draw:formula="if(?f32, ?f95, ?f110)"/>
              <draw:equation draw:name="f119" draw:formula="0 + ?f32"/>
              <draw:equation draw:name="f120" draw:formula="0 + ?f2"/>
              <draw:equation draw:name="f121" draw:formula="?f120 * ?f13 / ?f1"/>
              <draw:equation draw:name="f122" draw:formula="0 - ?f121"/>
              <draw:equation draw:name="f123" draw:formula="cos(?f122)"/>
              <draw:equation draw:name="f124" draw:formula="0 - ?f123"/>
              <draw:equation draw:name="f125" draw:formula="?f124 * ?f23"/>
              <draw:equation draw:name="f126" draw:formula="sin(?f122)"/>
              <draw:equation draw:name="f127" draw:formula="0 - ?f126"/>
              <draw:equation draw:name="f128" draw:formula="?f127 * ?f25"/>
              <draw:equation draw:name="f129" draw:formula="sqrt(?f125 * ?f125 + ?f128 * ?f128 + 0 * 0)"/>
              <draw:equation draw:name="f130" draw:formula="?f23 * ?f25 / ?f129"/>
              <draw:equation draw:name="f131" draw:formula="?f127 * ?f130"/>
              <draw:equation draw:name="f132" draw:formula="?f4 - ?f131"/>
              <draw:equation draw:name="f133" draw:formula="?f124 * ?f130"/>
              <draw:equation draw:name="f134" draw:formula="?f26 - ?f133"/>
              <draw:equation draw:name="f135" draw:formula="?f132 - ?f23"/>
              <draw:equation draw:name="f136" draw:formula="?f134 - ?f25"/>
              <draw:equation draw:name="f137" draw:formula="?f132 + ?f23"/>
              <draw:equation draw:name="f138" draw:formula="?f134 + ?f25"/>
              <draw:equation draw:name="f139" draw:formula="?f119 + ?f2"/>
              <draw:equation draw:name="f140" draw:formula="?f139 * ?f13 / ?f1"/>
              <draw:equation draw:name="f141" draw:formula="0 - ?f140"/>
              <draw:equation draw:name="f142" draw:formula="cos(?f141)"/>
              <draw:equation draw:name="f143" draw:formula="0 - ?f142"/>
              <draw:equation draw:name="f144" draw:formula="?f143 * ?f23"/>
              <draw:equation draw:name="f145" draw:formula="sin(?f141)"/>
              <draw:equation draw:name="f146" draw:formula="0 - ?f145"/>
              <draw:equation draw:name="f147" draw:formula="?f146 * ?f25"/>
              <draw:equation draw:name="f148" draw:formula="sqrt(?f144 * ?f144 + ?f147 * ?f147 + 0 * 0)"/>
              <draw:equation draw:name="f149" draw:formula="?f23 * ?f25 / ?f148"/>
              <draw:equation draw:name="f150" draw:formula="?f146 * ?f149"/>
              <draw:equation draw:name="f151" draw:formula="?f132 + ?f150"/>
              <draw:equation draw:name="f152" draw:formula="?f143 * ?f149"/>
              <draw:equation draw:name="f153" draw:formula="?f134 + ?f152"/>
              <draw:equation draw:name="f154" draw:formula="if(?f32, ?f4, ?f135)"/>
              <draw:equation draw:name="f155" draw:formula="if(?f32, ?f26, ?f136)"/>
              <draw:equation draw:name="f156" draw:formula="if(?f32, ?f4, ?f137)"/>
              <draw:equation draw:name="f157" draw:formula="if(?f32, ?f26, ?f138)"/>
              <draw:equation draw:name="f158" draw:formula="if(?f32, ?f135, ?f151)"/>
              <draw:equation draw:name="f159" draw:formula="if(?f32, ?f136, ?f153)"/>
              <draw:equation draw:name="f160" draw:formula="if(?f32, ?f137, ?f151)"/>
              <draw:equation draw:name="f161" draw:formula="if(?f32, ?f138, ?f153)"/>
              <draw:equation draw:name="f162" draw:formula="?f2 + ?f32"/>
              <draw:equation draw:name="f163" draw:formula="?f2 + ?f2"/>
              <draw:equation draw:name="f164" draw:formula="?f163 * ?f13 / ?f1"/>
              <draw:equation draw:name="f165" draw:formula="0 - ?f164"/>
              <draw:equation draw:name="f166" draw:formula="cos(?f165)"/>
              <draw:equation draw:name="f167" draw:formula="0 - ?f166"/>
              <draw:equation draw:name="f168" draw:formula="?f167 * ?f23"/>
              <draw:equation draw:name="f169" draw:formula="sin(?f165)"/>
              <draw:equation draw:name="f170" draw:formula="0 - ?f169"/>
              <draw:equation draw:name="f171" draw:formula="?f170 * ?f25"/>
              <draw:equation draw:name="f172" draw:formula="sqrt(?f168 * ?f168 + ?f171 * ?f171 + 0 * 0)"/>
              <draw:equation draw:name="f173" draw:formula="?f23 * ?f25 / ?f172"/>
              <draw:equation draw:name="f174" draw:formula="?f170 * ?f173"/>
              <draw:equation draw:name="f175" draw:formula="?f23 - ?f174"/>
              <draw:equation draw:name="f176" draw:formula="?f167 * ?f173"/>
              <draw:equation draw:name="f177" draw:formula="?f6 - ?f176"/>
              <draw:equation draw:name="f178" draw:formula="?f175 - ?f23"/>
              <draw:equation draw:name="f179" draw:formula="?f177 - ?f25"/>
              <draw:equation draw:name="f180" draw:formula="?f175 + ?f23"/>
              <draw:equation draw:name="f181" draw:formula="?f177 + ?f25"/>
              <draw:equation draw:name="f182" draw:formula="?f162 + ?f2"/>
              <draw:equation draw:name="f183" draw:formula="?f182 * ?f13 / ?f1"/>
              <draw:equation draw:name="f184" draw:formula="0 - ?f183"/>
              <draw:equation draw:name="f185" draw:formula="cos(?f184)"/>
              <draw:equation draw:name="f186" draw:formula="0 - ?f185"/>
              <draw:equation draw:name="f187" draw:formula="?f186 * ?f23"/>
              <draw:equation draw:name="f188" draw:formula="sin(?f184)"/>
              <draw:equation draw:name="f189" draw:formula="0 - ?f188"/>
              <draw:equation draw:name="f190" draw:formula="?f189 * ?f25"/>
              <draw:equation draw:name="f191" draw:formula="sqrt(?f187 * ?f187 + ?f190 * ?f190 + 0 * 0)"/>
              <draw:equation draw:name="f192" draw:formula="?f23 * ?f25 / ?f191"/>
              <draw:equation draw:name="f193" draw:formula="?f189 * ?f192"/>
              <draw:equation draw:name="f194" draw:formula="?f175 + ?f193"/>
              <draw:equation draw:name="f195" draw:formula="?f186 * ?f192"/>
              <draw:equation draw:name="f196" draw:formula="?f177 + ?f195"/>
              <draw:equation draw:name="f197" draw:formula="if(?f32, ?f23, ?f178)"/>
              <draw:equation draw:name="f198" draw:formula="if(?f32, ?f6, ?f179)"/>
              <draw:equation draw:name="f199" draw:formula="if(?f32, ?f23, ?f180)"/>
              <draw:equation draw:name="f200" draw:formula="if(?f32, ?f6, ?f181)"/>
              <draw:equation draw:name="f201" draw:formula="if(?f32, ?f178, ?f194)"/>
              <draw:equation draw:name="f202" draw:formula="if(?f32, ?f179, ?f196)"/>
              <draw:equation draw:name="f203" draw:formula="if(?f32, ?f180, ?f194)"/>
              <draw:equation draw:name="f204" draw:formula="if(?f32, ?f181, ?f196)"/>
            </draw:enhanced-geometry>
          </draw:custom-shape>
          <draw:custom-shape svg:x="4.62992in" svg:y="19.88622in" svg:width="1.33464in" svg:height="0.35118in" draw:z-index="38" draw:id="id37" draw:style-name="a119" draw:name="フリーフォーム 38">
            <svg:title/>
            <svg:desc/>
            <text:p text:style-name="a116" text:class-names="" text:cond-style-name=""><text:span text:style-name="a115" text:class-names="">3回調べると</text:span></text:p>
            <text:p text:style-name="a118" text:class-names="" text:cond-style-name=""><text:span text:style-name="a117" text:class-names="">鍵が見つかる</text:span></text:p>
            <draw:enhanced-geometry xmlns:dr3d="urn:oasis:names:tc:opendocument:xmlns:dr3d:1.0"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122595 146525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min(?f10, ?f7)"/>
              <draw:equation draw:name="f13" draw:formula="5419351 / 1725033"/>
              <draw:equation draw:name="f14" draw:formula="?f12 / 21600"/>
              <draw:equation draw:name="f15" draw:formula="?f10 * ?f27 / 100000"/>
              <draw:equation draw:name="f16" draw:formula="?f7 * ?f28 / 100000"/>
              <draw:equation draw:name="f17" draw:formula="?f15 - ?f11"/>
              <draw:equation draw:name="f18" draw:formula="if(?f17, ?f4, ?f3)"/>
              <draw:equation draw:name="f19" draw:formula="?f15 - ?f18"/>
              <draw:equation draw:name="f20" draw:formula="?f19 / 2"/>
              <draw:equation draw:name="f21" draw:formula="?f20 + ?f18"/>
              <draw:equation draw:name="f22" draw:formula="?f12 * $2 / 100000"/>
              <draw:equation draw:name="f23" draw:formula="min(?f22, ?f11)"/>
              <draw:equation draw:name="f24" draw:formula="?f4 - ?f23"/>
              <draw:equation draw:name="f25" draw:formula="min(?f22, ?f8)"/>
              <draw:equation draw:name="f26" draw:formula="?f6 - ?f25"/>
              <draw:equation draw:name="f27" draw:formula="$0 / ?f14"/>
              <draw:equation draw:name="f28" draw:formula="$1 / ?f14"/>
              <draw:equation draw:name="f29" draw:formula="21550000 - ?f2"/>
              <draw:equation draw:name="f30" draw:formula="if(?f29, ?f2, 21550000)"/>
              <draw:equation draw:name="f31" draw:formula="-21550000 - ?f30"/>
              <draw:equation draw:name="f32" draw:formula="if(?f31, -21550000, ?f30)"/>
              <draw:equation draw:name="f33" draw:formula="?f1 + ?f32"/>
              <draw:equation draw:name="f34" draw:formula="?f1 + ?f2"/>
              <draw:equation draw:name="f35" draw:formula="?f34 * ?f13 / ?f1"/>
              <draw:equation draw:name="f36" draw:formula="0 - ?f35"/>
              <draw:equation draw:name="f37" draw:formula="cos(?f36)"/>
              <draw:equation draw:name="f38" draw:formula="0 - ?f37"/>
              <draw:equation draw:name="f39" draw:formula="?f38 * ?f23"/>
              <draw:equation draw:name="f40" draw:formula="sin(?f36)"/>
              <draw:equation draw:name="f41" draw:formula="0 - ?f40"/>
              <draw:equation draw:name="f42" draw:formula="?f41 * ?f25"/>
              <draw:equation draw:name="f43" draw:formula="sqrt(?f39 * ?f39 + ?f42 * ?f42 + 0 * 0)"/>
              <draw:equation draw:name="f44" draw:formula="?f23 * ?f25 / ?f43"/>
              <draw:equation draw:name="f45" draw:formula="?f41 * ?f44"/>
              <draw:equation draw:name="f46" draw:formula="?f3 - ?f45"/>
              <draw:equation draw:name="f47" draw:formula="?f38 * ?f44"/>
              <draw:equation draw:name="f48" draw:formula="?f25 - ?f47"/>
              <draw:equation draw:name="f49" draw:formula="?f46 - ?f23"/>
              <draw:equation draw:name="f50" draw:formula="?f48 - ?f25"/>
              <draw:equation draw:name="f51" draw:formula="?f46 + ?f23"/>
              <draw:equation draw:name="f52" draw:formula="?f48 + ?f25"/>
              <draw:equation draw:name="f53" draw:formula="?f33 + ?f2"/>
              <draw:equation draw:name="f54" draw:formula="?f53 * ?f13 / ?f1"/>
              <draw:equation draw:name="f55" draw:formula="0 - ?f54"/>
              <draw:equation draw:name="f56" draw:formula="cos(?f55)"/>
              <draw:equation draw:name="f57" draw:formula="0 - ?f56"/>
              <draw:equation draw:name="f58" draw:formula="?f57 * ?f23"/>
              <draw:equation draw:name="f59" draw:formula="sin(?f55)"/>
              <draw:equation draw:name="f60" draw:formula="0 - ?f59"/>
              <draw:equation draw:name="f61" draw:formula="?f60 * ?f25"/>
              <draw:equation draw:name="f62" draw:formula="sqrt(?f58 * ?f58 + ?f61 * ?f61 + 0 * 0)"/>
              <draw:equation draw:name="f63" draw:formula="?f23 * ?f25 / ?f62"/>
              <draw:equation draw:name="f64" draw:formula="?f60 * ?f63"/>
              <draw:equation draw:name="f65" draw:formula="?f46 + ?f64"/>
              <draw:equation draw:name="f66" draw:formula="?f57 * ?f63"/>
              <draw:equation draw:name="f67" draw:formula="?f48 + ?f66"/>
              <draw:equation draw:name="f68" draw:formula="if(?f32, ?f3, ?f49)"/>
              <draw:equation draw:name="f69" draw:formula="if(?f32, ?f25, ?f50)"/>
              <draw:equation draw:name="f70" draw:formula="if(?f32, ?f3, ?f51)"/>
              <draw:equation draw:name="f71" draw:formula="if(?f32, ?f25, ?f52)"/>
              <draw:equation draw:name="f72" draw:formula="if(?f32, ?f49, ?f65)"/>
              <draw:equation draw:name="f73" draw:formula="if(?f32, ?f50, ?f67)"/>
              <draw:equation draw:name="f74" draw:formula="if(?f32, ?f51, ?f65)"/>
              <draw:equation draw:name="f75" draw:formula="if(?f32, ?f52, ?f67)"/>
              <draw:equation draw:name="f76" draw:formula="?f0 + ?f32"/>
              <draw:equation draw:name="f77" draw:formula="?f0 + ?f2"/>
              <draw:equation draw:name="f78" draw:formula="?f77 * ?f13 / ?f1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23"/>
              <draw:equation draw:name="f83" draw:formula="sin(?f79)"/>
              <draw:equation draw:name="f84" draw:formula="0 - ?f83"/>
              <draw:equation draw:name="f85" draw:formula="?f84 * ?f25"/>
              <draw:equation draw:name="f86" draw:formula="sqrt(?f82 * ?f82 + ?f85 * ?f85 + 0 * 0)"/>
              <draw:equation draw:name="f87" draw:formula="?f23 * ?f25 / ?f86"/>
              <draw:equation draw:name="f88" draw:formula="?f84 * ?f87"/>
              <draw:equation draw:name="f89" draw:formula="?f24 - ?f88"/>
              <draw:equation draw:name="f90" draw:formula="?f81 * ?f87"/>
              <draw:equation draw:name="f91" draw:formula="?f5 - ?f90"/>
              <draw:equation draw:name="f92" draw:formula="?f89 - ?f23"/>
              <draw:equation draw:name="f93" draw:formula="?f91 - ?f25"/>
              <draw:equation draw:name="f94" draw:formula="?f89 + ?f23"/>
              <draw:equation draw:name="f95" draw:formula="?f91 + ?f25"/>
              <draw:equation draw:name="f96" draw:formula="?f76 + ?f2"/>
              <draw:equation draw:name="f97" draw:formula="?f96 * ?f13 / ?f1"/>
              <draw:equation draw:name="f98" draw:formula="0 - ?f97"/>
              <draw:equation draw:name="f99" draw:formula="cos(?f98)"/>
              <draw:equation draw:name="f100" draw:formula="0 - ?f99"/>
              <draw:equation draw:name="f101" draw:formula="?f100 * ?f23"/>
              <draw:equation draw:name="f102" draw:formula="sin(?f98)"/>
              <draw:equation draw:name="f103" draw:formula="0 - ?f102"/>
              <draw:equation draw:name="f104" draw:formula="?f103 * ?f25"/>
              <draw:equation draw:name="f105" draw:formula="sqrt(?f101 * ?f101 + ?f104 * ?f104 + 0 * 0)"/>
              <draw:equation draw:name="f106" draw:formula="?f23 * ?f25 / ?f105"/>
              <draw:equation draw:name="f107" draw:formula="?f103 * ?f106"/>
              <draw:equation draw:name="f108" draw:formula="?f89 + ?f107"/>
              <draw:equation draw:name="f109" draw:formula="?f100 * ?f106"/>
              <draw:equation draw:name="f110" draw:formula="?f91 + ?f109"/>
              <draw:equation draw:name="f111" draw:formula="if(?f32, ?f24, ?f92)"/>
              <draw:equation draw:name="f112" draw:formula="if(?f32, ?f5, ?f93)"/>
              <draw:equation draw:name="f113" draw:formula="if(?f32, ?f24, ?f94)"/>
              <draw:equation draw:name="f114" draw:formula="if(?f32, ?f5, ?f95)"/>
              <draw:equation draw:name="f115" draw:formula="if(?f32, ?f92, ?f108)"/>
              <draw:equation draw:name="f116" draw:formula="if(?f32, ?f93, ?f110)"/>
              <draw:equation draw:name="f117" draw:formula="if(?f32, ?f94, ?f108)"/>
              <draw:equation draw:name="f118" draw:formula="if(?f32, ?f95, ?f110)"/>
              <draw:equation draw:name="f119" draw:formula="0 + ?f32"/>
              <draw:equation draw:name="f120" draw:formula="0 + ?f2"/>
              <draw:equation draw:name="f121" draw:formula="?f120 * ?f13 / ?f1"/>
              <draw:equation draw:name="f122" draw:formula="0 - ?f121"/>
              <draw:equation draw:name="f123" draw:formula="cos(?f122)"/>
              <draw:equation draw:name="f124" draw:formula="0 - ?f123"/>
              <draw:equation draw:name="f125" draw:formula="?f124 * ?f23"/>
              <draw:equation draw:name="f126" draw:formula="sin(?f122)"/>
              <draw:equation draw:name="f127" draw:formula="0 - ?f126"/>
              <draw:equation draw:name="f128" draw:formula="?f127 * ?f25"/>
              <draw:equation draw:name="f129" draw:formula="sqrt(?f125 * ?f125 + ?f128 * ?f128 + 0 * 0)"/>
              <draw:equation draw:name="f130" draw:formula="?f23 * ?f25 / ?f129"/>
              <draw:equation draw:name="f131" draw:formula="?f127 * ?f130"/>
              <draw:equation draw:name="f132" draw:formula="?f4 - ?f131"/>
              <draw:equation draw:name="f133" draw:formula="?f124 * ?f130"/>
              <draw:equation draw:name="f134" draw:formula="?f26 - ?f133"/>
              <draw:equation draw:name="f135" draw:formula="?f132 - ?f23"/>
              <draw:equation draw:name="f136" draw:formula="?f134 - ?f25"/>
              <draw:equation draw:name="f137" draw:formula="?f132 + ?f23"/>
              <draw:equation draw:name="f138" draw:formula="?f134 + ?f25"/>
              <draw:equation draw:name="f139" draw:formula="?f119 + ?f2"/>
              <draw:equation draw:name="f140" draw:formula="?f139 * ?f13 / ?f1"/>
              <draw:equation draw:name="f141" draw:formula="0 - ?f140"/>
              <draw:equation draw:name="f142" draw:formula="cos(?f141)"/>
              <draw:equation draw:name="f143" draw:formula="0 - ?f142"/>
              <draw:equation draw:name="f144" draw:formula="?f143 * ?f23"/>
              <draw:equation draw:name="f145" draw:formula="sin(?f141)"/>
              <draw:equation draw:name="f146" draw:formula="0 - ?f145"/>
              <draw:equation draw:name="f147" draw:formula="?f146 * ?f25"/>
              <draw:equation draw:name="f148" draw:formula="sqrt(?f144 * ?f144 + ?f147 * ?f147 + 0 * 0)"/>
              <draw:equation draw:name="f149" draw:formula="?f23 * ?f25 / ?f148"/>
              <draw:equation draw:name="f150" draw:formula="?f146 * ?f149"/>
              <draw:equation draw:name="f151" draw:formula="?f132 + ?f150"/>
              <draw:equation draw:name="f152" draw:formula="?f143 * ?f149"/>
              <draw:equation draw:name="f153" draw:formula="?f134 + ?f152"/>
              <draw:equation draw:name="f154" draw:formula="if(?f32, ?f4, ?f135)"/>
              <draw:equation draw:name="f155" draw:formula="if(?f32, ?f26, ?f136)"/>
              <draw:equation draw:name="f156" draw:formula="if(?f32, ?f4, ?f137)"/>
              <draw:equation draw:name="f157" draw:formula="if(?f32, ?f26, ?f138)"/>
              <draw:equation draw:name="f158" draw:formula="if(?f32, ?f135, ?f151)"/>
              <draw:equation draw:name="f159" draw:formula="if(?f32, ?f136, ?f153)"/>
              <draw:equation draw:name="f160" draw:formula="if(?f32, ?f137, ?f151)"/>
              <draw:equation draw:name="f161" draw:formula="if(?f32, ?f138, ?f153)"/>
              <draw:equation draw:name="f162" draw:formula="?f2 + ?f32"/>
              <draw:equation draw:name="f163" draw:formula="?f2 + ?f2"/>
              <draw:equation draw:name="f164" draw:formula="?f163 * ?f13 / ?f1"/>
              <draw:equation draw:name="f165" draw:formula="0 - ?f164"/>
              <draw:equation draw:name="f166" draw:formula="cos(?f165)"/>
              <draw:equation draw:name="f167" draw:formula="0 - ?f166"/>
              <draw:equation draw:name="f168" draw:formula="?f167 * ?f23"/>
              <draw:equation draw:name="f169" draw:formula="sin(?f165)"/>
              <draw:equation draw:name="f170" draw:formula="0 - ?f169"/>
              <draw:equation draw:name="f171" draw:formula="?f170 * ?f25"/>
              <draw:equation draw:name="f172" draw:formula="sqrt(?f168 * ?f168 + ?f171 * ?f171 + 0 * 0)"/>
              <draw:equation draw:name="f173" draw:formula="?f23 * ?f25 / ?f172"/>
              <draw:equation draw:name="f174" draw:formula="?f170 * ?f173"/>
              <draw:equation draw:name="f175" draw:formula="?f23 - ?f174"/>
              <draw:equation draw:name="f176" draw:formula="?f167 * ?f173"/>
              <draw:equation draw:name="f177" draw:formula="?f6 - ?f176"/>
              <draw:equation draw:name="f178" draw:formula="?f175 - ?f23"/>
              <draw:equation draw:name="f179" draw:formula="?f177 - ?f25"/>
              <draw:equation draw:name="f180" draw:formula="?f175 + ?f23"/>
              <draw:equation draw:name="f181" draw:formula="?f177 + ?f25"/>
              <draw:equation draw:name="f182" draw:formula="?f162 + ?f2"/>
              <draw:equation draw:name="f183" draw:formula="?f182 * ?f13 / ?f1"/>
              <draw:equation draw:name="f184" draw:formula="0 - ?f183"/>
              <draw:equation draw:name="f185" draw:formula="cos(?f184)"/>
              <draw:equation draw:name="f186" draw:formula="0 - ?f185"/>
              <draw:equation draw:name="f187" draw:formula="?f186 * ?f23"/>
              <draw:equation draw:name="f188" draw:formula="sin(?f184)"/>
              <draw:equation draw:name="f189" draw:formula="0 - ?f188"/>
              <draw:equation draw:name="f190" draw:formula="?f189 * ?f25"/>
              <draw:equation draw:name="f191" draw:formula="sqrt(?f187 * ?f187 + ?f190 * ?f190 + 0 * 0)"/>
              <draw:equation draw:name="f192" draw:formula="?f23 * ?f25 / ?f191"/>
              <draw:equation draw:name="f193" draw:formula="?f189 * ?f192"/>
              <draw:equation draw:name="f194" draw:formula="?f175 + ?f193"/>
              <draw:equation draw:name="f195" draw:formula="?f186 * ?f192"/>
              <draw:equation draw:name="f196" draw:formula="?f177 + ?f195"/>
              <draw:equation draw:name="f197" draw:formula="if(?f32, ?f23, ?f178)"/>
              <draw:equation draw:name="f198" draw:formula="if(?f32, ?f6, ?f179)"/>
              <draw:equation draw:name="f199" draw:formula="if(?f32, ?f23, ?f180)"/>
              <draw:equation draw:name="f200" draw:formula="if(?f32, ?f6, ?f181)"/>
              <draw:equation draw:name="f201" draw:formula="if(?f32, ?f178, ?f194)"/>
              <draw:equation draw:name="f202" draw:formula="if(?f32, ?f179, ?f196)"/>
              <draw:equation draw:name="f203" draw:formula="if(?f32, ?f180, ?f194)"/>
              <draw:equation draw:name="f204" draw:formula="if(?f32, ?f181, ?f196)"/>
            </draw:enhanced-geometry>
          </draw:custom-shape>
          <draw:custom-shape svg:x="7.52283in" svg:y="19.99449in" svg:width="0.85669in" svg:height="0.32677in" draw:z-index="39" draw:id="id38" draw:style-name="a122" draw:name="フリーフォーム 39">
            <svg:title/>
            <svg:desc/>
            <text:p text:style-name="a121" text:class-names="" text:cond-style-name=""><text:span text:style-name="a120" text:class-names="">金庫の鍵</text:span></text:p>
            <draw:enhanced-geometry xmlns:dr3d="urn:oasis:names:tc:opendocument:xmlns:dr3d:1.0"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-20220 112168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min(?f10, ?f7)"/>
              <draw:equation draw:name="f13" draw:formula="5419351 / 1725033"/>
              <draw:equation draw:name="f14" draw:formula="?f12 / 21600"/>
              <draw:equation draw:name="f15" draw:formula="?f10 * ?f27 / 100000"/>
              <draw:equation draw:name="f16" draw:formula="?f7 * ?f28 / 100000"/>
              <draw:equation draw:name="f17" draw:formula="?f15 - ?f11"/>
              <draw:equation draw:name="f18" draw:formula="if(?f17, ?f4, ?f3)"/>
              <draw:equation draw:name="f19" draw:formula="?f15 - ?f18"/>
              <draw:equation draw:name="f20" draw:formula="?f19 / 2"/>
              <draw:equation draw:name="f21" draw:formula="?f20 + ?f18"/>
              <draw:equation draw:name="f22" draw:formula="?f12 * $2 / 100000"/>
              <draw:equation draw:name="f23" draw:formula="min(?f22, ?f11)"/>
              <draw:equation draw:name="f24" draw:formula="?f4 - ?f23"/>
              <draw:equation draw:name="f25" draw:formula="min(?f22, ?f8)"/>
              <draw:equation draw:name="f26" draw:formula="?f6 - ?f25"/>
              <draw:equation draw:name="f27" draw:formula="$0 / ?f14"/>
              <draw:equation draw:name="f28" draw:formula="$1 / ?f14"/>
              <draw:equation draw:name="f29" draw:formula="21550000 - ?f2"/>
              <draw:equation draw:name="f30" draw:formula="if(?f29, ?f2, 21550000)"/>
              <draw:equation draw:name="f31" draw:formula="-21550000 - ?f30"/>
              <draw:equation draw:name="f32" draw:formula="if(?f31, -21550000, ?f30)"/>
              <draw:equation draw:name="f33" draw:formula="?f1 + ?f32"/>
              <draw:equation draw:name="f34" draw:formula="?f1 + ?f2"/>
              <draw:equation draw:name="f35" draw:formula="?f34 * ?f13 / ?f1"/>
              <draw:equation draw:name="f36" draw:formula="0 - ?f35"/>
              <draw:equation draw:name="f37" draw:formula="cos(?f36)"/>
              <draw:equation draw:name="f38" draw:formula="0 - ?f37"/>
              <draw:equation draw:name="f39" draw:formula="?f38 * ?f23"/>
              <draw:equation draw:name="f40" draw:formula="sin(?f36)"/>
              <draw:equation draw:name="f41" draw:formula="0 - ?f40"/>
              <draw:equation draw:name="f42" draw:formula="?f41 * ?f25"/>
              <draw:equation draw:name="f43" draw:formula="sqrt(?f39 * ?f39 + ?f42 * ?f42 + 0 * 0)"/>
              <draw:equation draw:name="f44" draw:formula="?f23 * ?f25 / ?f43"/>
              <draw:equation draw:name="f45" draw:formula="?f41 * ?f44"/>
              <draw:equation draw:name="f46" draw:formula="?f3 - ?f45"/>
              <draw:equation draw:name="f47" draw:formula="?f38 * ?f44"/>
              <draw:equation draw:name="f48" draw:formula="?f25 - ?f47"/>
              <draw:equation draw:name="f49" draw:formula="?f46 - ?f23"/>
              <draw:equation draw:name="f50" draw:formula="?f48 - ?f25"/>
              <draw:equation draw:name="f51" draw:formula="?f46 + ?f23"/>
              <draw:equation draw:name="f52" draw:formula="?f48 + ?f25"/>
              <draw:equation draw:name="f53" draw:formula="?f33 + ?f2"/>
              <draw:equation draw:name="f54" draw:formula="?f53 * ?f13 / ?f1"/>
              <draw:equation draw:name="f55" draw:formula="0 - ?f54"/>
              <draw:equation draw:name="f56" draw:formula="cos(?f55)"/>
              <draw:equation draw:name="f57" draw:formula="0 - ?f56"/>
              <draw:equation draw:name="f58" draw:formula="?f57 * ?f23"/>
              <draw:equation draw:name="f59" draw:formula="sin(?f55)"/>
              <draw:equation draw:name="f60" draw:formula="0 - ?f59"/>
              <draw:equation draw:name="f61" draw:formula="?f60 * ?f25"/>
              <draw:equation draw:name="f62" draw:formula="sqrt(?f58 * ?f58 + ?f61 * ?f61 + 0 * 0)"/>
              <draw:equation draw:name="f63" draw:formula="?f23 * ?f25 / ?f62"/>
              <draw:equation draw:name="f64" draw:formula="?f60 * ?f63"/>
              <draw:equation draw:name="f65" draw:formula="?f46 + ?f64"/>
              <draw:equation draw:name="f66" draw:formula="?f57 * ?f63"/>
              <draw:equation draw:name="f67" draw:formula="?f48 + ?f66"/>
              <draw:equation draw:name="f68" draw:formula="if(?f32, ?f3, ?f49)"/>
              <draw:equation draw:name="f69" draw:formula="if(?f32, ?f25, ?f50)"/>
              <draw:equation draw:name="f70" draw:formula="if(?f32, ?f3, ?f51)"/>
              <draw:equation draw:name="f71" draw:formula="if(?f32, ?f25, ?f52)"/>
              <draw:equation draw:name="f72" draw:formula="if(?f32, ?f49, ?f65)"/>
              <draw:equation draw:name="f73" draw:formula="if(?f32, ?f50, ?f67)"/>
              <draw:equation draw:name="f74" draw:formula="if(?f32, ?f51, ?f65)"/>
              <draw:equation draw:name="f75" draw:formula="if(?f32, ?f52, ?f67)"/>
              <draw:equation draw:name="f76" draw:formula="?f0 + ?f32"/>
              <draw:equation draw:name="f77" draw:formula="?f0 + ?f2"/>
              <draw:equation draw:name="f78" draw:formula="?f77 * ?f13 / ?f1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23"/>
              <draw:equation draw:name="f83" draw:formula="sin(?f79)"/>
              <draw:equation draw:name="f84" draw:formula="0 - ?f83"/>
              <draw:equation draw:name="f85" draw:formula="?f84 * ?f25"/>
              <draw:equation draw:name="f86" draw:formula="sqrt(?f82 * ?f82 + ?f85 * ?f85 + 0 * 0)"/>
              <draw:equation draw:name="f87" draw:formula="?f23 * ?f25 / ?f86"/>
              <draw:equation draw:name="f88" draw:formula="?f84 * ?f87"/>
              <draw:equation draw:name="f89" draw:formula="?f24 - ?f88"/>
              <draw:equation draw:name="f90" draw:formula="?f81 * ?f87"/>
              <draw:equation draw:name="f91" draw:formula="?f5 - ?f90"/>
              <draw:equation draw:name="f92" draw:formula="?f89 - ?f23"/>
              <draw:equation draw:name="f93" draw:formula="?f91 - ?f25"/>
              <draw:equation draw:name="f94" draw:formula="?f89 + ?f23"/>
              <draw:equation draw:name="f95" draw:formula="?f91 + ?f25"/>
              <draw:equation draw:name="f96" draw:formula="?f76 + ?f2"/>
              <draw:equation draw:name="f97" draw:formula="?f96 * ?f13 / ?f1"/>
              <draw:equation draw:name="f98" draw:formula="0 - ?f97"/>
              <draw:equation draw:name="f99" draw:formula="cos(?f98)"/>
              <draw:equation draw:name="f100" draw:formula="0 - ?f99"/>
              <draw:equation draw:name="f101" draw:formula="?f100 * ?f23"/>
              <draw:equation draw:name="f102" draw:formula="sin(?f98)"/>
              <draw:equation draw:name="f103" draw:formula="0 - ?f102"/>
              <draw:equation draw:name="f104" draw:formula="?f103 * ?f25"/>
              <draw:equation draw:name="f105" draw:formula="sqrt(?f101 * ?f101 + ?f104 * ?f104 + 0 * 0)"/>
              <draw:equation draw:name="f106" draw:formula="?f23 * ?f25 / ?f105"/>
              <draw:equation draw:name="f107" draw:formula="?f103 * ?f106"/>
              <draw:equation draw:name="f108" draw:formula="?f89 + ?f107"/>
              <draw:equation draw:name="f109" draw:formula="?f100 * ?f106"/>
              <draw:equation draw:name="f110" draw:formula="?f91 + ?f109"/>
              <draw:equation draw:name="f111" draw:formula="if(?f32, ?f24, ?f92)"/>
              <draw:equation draw:name="f112" draw:formula="if(?f32, ?f5, ?f93)"/>
              <draw:equation draw:name="f113" draw:formula="if(?f32, ?f24, ?f94)"/>
              <draw:equation draw:name="f114" draw:formula="if(?f32, ?f5, ?f95)"/>
              <draw:equation draw:name="f115" draw:formula="if(?f32, ?f92, ?f108)"/>
              <draw:equation draw:name="f116" draw:formula="if(?f32, ?f93, ?f110)"/>
              <draw:equation draw:name="f117" draw:formula="if(?f32, ?f94, ?f108)"/>
              <draw:equation draw:name="f118" draw:formula="if(?f32, ?f95, ?f110)"/>
              <draw:equation draw:name="f119" draw:formula="0 + ?f32"/>
              <draw:equation draw:name="f120" draw:formula="0 + ?f2"/>
              <draw:equation draw:name="f121" draw:formula="?f120 * ?f13 / ?f1"/>
              <draw:equation draw:name="f122" draw:formula="0 - ?f121"/>
              <draw:equation draw:name="f123" draw:formula="cos(?f122)"/>
              <draw:equation draw:name="f124" draw:formula="0 - ?f123"/>
              <draw:equation draw:name="f125" draw:formula="?f124 * ?f23"/>
              <draw:equation draw:name="f126" draw:formula="sin(?f122)"/>
              <draw:equation draw:name="f127" draw:formula="0 - ?f126"/>
              <draw:equation draw:name="f128" draw:formula="?f127 * ?f25"/>
              <draw:equation draw:name="f129" draw:formula="sqrt(?f125 * ?f125 + ?f128 * ?f128 + 0 * 0)"/>
              <draw:equation draw:name="f130" draw:formula="?f23 * ?f25 / ?f129"/>
              <draw:equation draw:name="f131" draw:formula="?f127 * ?f130"/>
              <draw:equation draw:name="f132" draw:formula="?f4 - ?f131"/>
              <draw:equation draw:name="f133" draw:formula="?f124 * ?f130"/>
              <draw:equation draw:name="f134" draw:formula="?f26 - ?f133"/>
              <draw:equation draw:name="f135" draw:formula="?f132 - ?f23"/>
              <draw:equation draw:name="f136" draw:formula="?f134 - ?f25"/>
              <draw:equation draw:name="f137" draw:formula="?f132 + ?f23"/>
              <draw:equation draw:name="f138" draw:formula="?f134 + ?f25"/>
              <draw:equation draw:name="f139" draw:formula="?f119 + ?f2"/>
              <draw:equation draw:name="f140" draw:formula="?f139 * ?f13 / ?f1"/>
              <draw:equation draw:name="f141" draw:formula="0 - ?f140"/>
              <draw:equation draw:name="f142" draw:formula="cos(?f141)"/>
              <draw:equation draw:name="f143" draw:formula="0 - ?f142"/>
              <draw:equation draw:name="f144" draw:formula="?f143 * ?f23"/>
              <draw:equation draw:name="f145" draw:formula="sin(?f141)"/>
              <draw:equation draw:name="f146" draw:formula="0 - ?f145"/>
              <draw:equation draw:name="f147" draw:formula="?f146 * ?f25"/>
              <draw:equation draw:name="f148" draw:formula="sqrt(?f144 * ?f144 + ?f147 * ?f147 + 0 * 0)"/>
              <draw:equation draw:name="f149" draw:formula="?f23 * ?f25 / ?f148"/>
              <draw:equation draw:name="f150" draw:formula="?f146 * ?f149"/>
              <draw:equation draw:name="f151" draw:formula="?f132 + ?f150"/>
              <draw:equation draw:name="f152" draw:formula="?f143 * ?f149"/>
              <draw:equation draw:name="f153" draw:formula="?f134 + ?f152"/>
              <draw:equation draw:name="f154" draw:formula="if(?f32, ?f4, ?f135)"/>
              <draw:equation draw:name="f155" draw:formula="if(?f32, ?f26, ?f136)"/>
              <draw:equation draw:name="f156" draw:formula="if(?f32, ?f4, ?f137)"/>
              <draw:equation draw:name="f157" draw:formula="if(?f32, ?f26, ?f138)"/>
              <draw:equation draw:name="f158" draw:formula="if(?f32, ?f135, ?f151)"/>
              <draw:equation draw:name="f159" draw:formula="if(?f32, ?f136, ?f153)"/>
              <draw:equation draw:name="f160" draw:formula="if(?f32, ?f137, ?f151)"/>
              <draw:equation draw:name="f161" draw:formula="if(?f32, ?f138, ?f153)"/>
              <draw:equation draw:name="f162" draw:formula="?f2 + ?f32"/>
              <draw:equation draw:name="f163" draw:formula="?f2 + ?f2"/>
              <draw:equation draw:name="f164" draw:formula="?f163 * ?f13 / ?f1"/>
              <draw:equation draw:name="f165" draw:formula="0 - ?f164"/>
              <draw:equation draw:name="f166" draw:formula="cos(?f165)"/>
              <draw:equation draw:name="f167" draw:formula="0 - ?f166"/>
              <draw:equation draw:name="f168" draw:formula="?f167 * ?f23"/>
              <draw:equation draw:name="f169" draw:formula="sin(?f165)"/>
              <draw:equation draw:name="f170" draw:formula="0 - ?f169"/>
              <draw:equation draw:name="f171" draw:formula="?f170 * ?f25"/>
              <draw:equation draw:name="f172" draw:formula="sqrt(?f168 * ?f168 + ?f171 * ?f171 + 0 * 0)"/>
              <draw:equation draw:name="f173" draw:formula="?f23 * ?f25 / ?f172"/>
              <draw:equation draw:name="f174" draw:formula="?f170 * ?f173"/>
              <draw:equation draw:name="f175" draw:formula="?f23 - ?f174"/>
              <draw:equation draw:name="f176" draw:formula="?f167 * ?f173"/>
              <draw:equation draw:name="f177" draw:formula="?f6 - ?f176"/>
              <draw:equation draw:name="f178" draw:formula="?f175 - ?f23"/>
              <draw:equation draw:name="f179" draw:formula="?f177 - ?f25"/>
              <draw:equation draw:name="f180" draw:formula="?f175 + ?f23"/>
              <draw:equation draw:name="f181" draw:formula="?f177 + ?f25"/>
              <draw:equation draw:name="f182" draw:formula="?f162 + ?f2"/>
              <draw:equation draw:name="f183" draw:formula="?f182 * ?f13 / ?f1"/>
              <draw:equation draw:name="f184" draw:formula="0 - ?f183"/>
              <draw:equation draw:name="f185" draw:formula="cos(?f184)"/>
              <draw:equation draw:name="f186" draw:formula="0 - ?f185"/>
              <draw:equation draw:name="f187" draw:formula="?f186 * ?f23"/>
              <draw:equation draw:name="f188" draw:formula="sin(?f184)"/>
              <draw:equation draw:name="f189" draw:formula="0 - ?f188"/>
              <draw:equation draw:name="f190" draw:formula="?f189 * ?f25"/>
              <draw:equation draw:name="f191" draw:formula="sqrt(?f187 * ?f187 + ?f190 * ?f190 + 0 * 0)"/>
              <draw:equation draw:name="f192" draw:formula="?f23 * ?f25 / ?f191"/>
              <draw:equation draw:name="f193" draw:formula="?f189 * ?f192"/>
              <draw:equation draw:name="f194" draw:formula="?f175 + ?f193"/>
              <draw:equation draw:name="f195" draw:formula="?f186 * ?f192"/>
              <draw:equation draw:name="f196" draw:formula="?f177 + ?f195"/>
              <draw:equation draw:name="f197" draw:formula="if(?f32, ?f23, ?f178)"/>
              <draw:equation draw:name="f198" draw:formula="if(?f32, ?f6, ?f179)"/>
              <draw:equation draw:name="f199" draw:formula="if(?f32, ?f23, ?f180)"/>
              <draw:equation draw:name="f200" draw:formula="if(?f32, ?f6, ?f181)"/>
              <draw:equation draw:name="f201" draw:formula="if(?f32, ?f178, ?f194)"/>
              <draw:equation draw:name="f202" draw:formula="if(?f32, ?f179, ?f196)"/>
              <draw:equation draw:name="f203" draw:formula="if(?f32, ?f180, ?f194)"/>
              <draw:equation draw:name="f204" draw:formula="if(?f32, ?f181, ?f196)"/>
            </draw:enhanced-geometry>
          </draw:custom-shape>
          <draw:custom-shape svg:x="7.66417in" svg:y="21.67756in" svg:width="0.45512in" svg:height="0.32677in" draw:z-index="40" draw:id="id39" draw:style-name="a125" draw:name="フリーフォーム 40">
            <svg:title/>
            <svg:desc/>
            <text:p text:style-name="a124" text:class-names="" text:cond-style-name=""><text:span text:style-name="a123" text:class-names="">爆弾</text:span></text:p>
            <draw:enhanced-geometry xmlns:dr3d="urn:oasis:names:tc:opendocument:xmlns:dr3d:1.0"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-11937 -4771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min(?f10, ?f7)"/>
              <draw:equation draw:name="f13" draw:formula="5419351 / 1725033"/>
              <draw:equation draw:name="f14" draw:formula="?f12 / 21600"/>
              <draw:equation draw:name="f15" draw:formula="?f10 * ?f27 / 100000"/>
              <draw:equation draw:name="f16" draw:formula="?f7 * ?f28 / 100000"/>
              <draw:equation draw:name="f17" draw:formula="?f15 - ?f11"/>
              <draw:equation draw:name="f18" draw:formula="if(?f17, ?f4, ?f3)"/>
              <draw:equation draw:name="f19" draw:formula="?f15 - ?f18"/>
              <draw:equation draw:name="f20" draw:formula="?f19 / 2"/>
              <draw:equation draw:name="f21" draw:formula="?f20 + ?f18"/>
              <draw:equation draw:name="f22" draw:formula="?f12 * $2 / 100000"/>
              <draw:equation draw:name="f23" draw:formula="min(?f22, ?f11)"/>
              <draw:equation draw:name="f24" draw:formula="?f4 - ?f23"/>
              <draw:equation draw:name="f25" draw:formula="min(?f22, ?f8)"/>
              <draw:equation draw:name="f26" draw:formula="?f6 - ?f25"/>
              <draw:equation draw:name="f27" draw:formula="$0 / ?f14"/>
              <draw:equation draw:name="f28" draw:formula="$1 / ?f14"/>
              <draw:equation draw:name="f29" draw:formula="21550000 - ?f2"/>
              <draw:equation draw:name="f30" draw:formula="if(?f29, ?f2, 21550000)"/>
              <draw:equation draw:name="f31" draw:formula="-21550000 - ?f30"/>
              <draw:equation draw:name="f32" draw:formula="if(?f31, -21550000, ?f30)"/>
              <draw:equation draw:name="f33" draw:formula="?f1 + ?f32"/>
              <draw:equation draw:name="f34" draw:formula="?f1 + ?f2"/>
              <draw:equation draw:name="f35" draw:formula="?f34 * ?f13 / ?f1"/>
              <draw:equation draw:name="f36" draw:formula="0 - ?f35"/>
              <draw:equation draw:name="f37" draw:formula="cos(?f36)"/>
              <draw:equation draw:name="f38" draw:formula="0 - ?f37"/>
              <draw:equation draw:name="f39" draw:formula="?f38 * ?f23"/>
              <draw:equation draw:name="f40" draw:formula="sin(?f36)"/>
              <draw:equation draw:name="f41" draw:formula="0 - ?f40"/>
              <draw:equation draw:name="f42" draw:formula="?f41 * ?f25"/>
              <draw:equation draw:name="f43" draw:formula="sqrt(?f39 * ?f39 + ?f42 * ?f42 + 0 * 0)"/>
              <draw:equation draw:name="f44" draw:formula="?f23 * ?f25 / ?f43"/>
              <draw:equation draw:name="f45" draw:formula="?f41 * ?f44"/>
              <draw:equation draw:name="f46" draw:formula="?f3 - ?f45"/>
              <draw:equation draw:name="f47" draw:formula="?f38 * ?f44"/>
              <draw:equation draw:name="f48" draw:formula="?f25 - ?f47"/>
              <draw:equation draw:name="f49" draw:formula="?f46 - ?f23"/>
              <draw:equation draw:name="f50" draw:formula="?f48 - ?f25"/>
              <draw:equation draw:name="f51" draw:formula="?f46 + ?f23"/>
              <draw:equation draw:name="f52" draw:formula="?f48 + ?f25"/>
              <draw:equation draw:name="f53" draw:formula="?f33 + ?f2"/>
              <draw:equation draw:name="f54" draw:formula="?f53 * ?f13 / ?f1"/>
              <draw:equation draw:name="f55" draw:formula="0 - ?f54"/>
              <draw:equation draw:name="f56" draw:formula="cos(?f55)"/>
              <draw:equation draw:name="f57" draw:formula="0 - ?f56"/>
              <draw:equation draw:name="f58" draw:formula="?f57 * ?f23"/>
              <draw:equation draw:name="f59" draw:formula="sin(?f55)"/>
              <draw:equation draw:name="f60" draw:formula="0 - ?f59"/>
              <draw:equation draw:name="f61" draw:formula="?f60 * ?f25"/>
              <draw:equation draw:name="f62" draw:formula="sqrt(?f58 * ?f58 + ?f61 * ?f61 + 0 * 0)"/>
              <draw:equation draw:name="f63" draw:formula="?f23 * ?f25 / ?f62"/>
              <draw:equation draw:name="f64" draw:formula="?f60 * ?f63"/>
              <draw:equation draw:name="f65" draw:formula="?f46 + ?f64"/>
              <draw:equation draw:name="f66" draw:formula="?f57 * ?f63"/>
              <draw:equation draw:name="f67" draw:formula="?f48 + ?f66"/>
              <draw:equation draw:name="f68" draw:formula="if(?f32, ?f3, ?f49)"/>
              <draw:equation draw:name="f69" draw:formula="if(?f32, ?f25, ?f50)"/>
              <draw:equation draw:name="f70" draw:formula="if(?f32, ?f3, ?f51)"/>
              <draw:equation draw:name="f71" draw:formula="if(?f32, ?f25, ?f52)"/>
              <draw:equation draw:name="f72" draw:formula="if(?f32, ?f49, ?f65)"/>
              <draw:equation draw:name="f73" draw:formula="if(?f32, ?f50, ?f67)"/>
              <draw:equation draw:name="f74" draw:formula="if(?f32, ?f51, ?f65)"/>
              <draw:equation draw:name="f75" draw:formula="if(?f32, ?f52, ?f67)"/>
              <draw:equation draw:name="f76" draw:formula="?f0 + ?f32"/>
              <draw:equation draw:name="f77" draw:formula="?f0 + ?f2"/>
              <draw:equation draw:name="f78" draw:formula="?f77 * ?f13 / ?f1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23"/>
              <draw:equation draw:name="f83" draw:formula="sin(?f79)"/>
              <draw:equation draw:name="f84" draw:formula="0 - ?f83"/>
              <draw:equation draw:name="f85" draw:formula="?f84 * ?f25"/>
              <draw:equation draw:name="f86" draw:formula="sqrt(?f82 * ?f82 + ?f85 * ?f85 + 0 * 0)"/>
              <draw:equation draw:name="f87" draw:formula="?f23 * ?f25 / ?f86"/>
              <draw:equation draw:name="f88" draw:formula="?f84 * ?f87"/>
              <draw:equation draw:name="f89" draw:formula="?f24 - ?f88"/>
              <draw:equation draw:name="f90" draw:formula="?f81 * ?f87"/>
              <draw:equation draw:name="f91" draw:formula="?f5 - ?f90"/>
              <draw:equation draw:name="f92" draw:formula="?f89 - ?f23"/>
              <draw:equation draw:name="f93" draw:formula="?f91 - ?f25"/>
              <draw:equation draw:name="f94" draw:formula="?f89 + ?f23"/>
              <draw:equation draw:name="f95" draw:formula="?f91 + ?f25"/>
              <draw:equation draw:name="f96" draw:formula="?f76 + ?f2"/>
              <draw:equation draw:name="f97" draw:formula="?f96 * ?f13 / ?f1"/>
              <draw:equation draw:name="f98" draw:formula="0 - ?f97"/>
              <draw:equation draw:name="f99" draw:formula="cos(?f98)"/>
              <draw:equation draw:name="f100" draw:formula="0 - ?f99"/>
              <draw:equation draw:name="f101" draw:formula="?f100 * ?f23"/>
              <draw:equation draw:name="f102" draw:formula="sin(?f98)"/>
              <draw:equation draw:name="f103" draw:formula="0 - ?f102"/>
              <draw:equation draw:name="f104" draw:formula="?f103 * ?f25"/>
              <draw:equation draw:name="f105" draw:formula="sqrt(?f101 * ?f101 + ?f104 * ?f104 + 0 * 0)"/>
              <draw:equation draw:name="f106" draw:formula="?f23 * ?f25 / ?f105"/>
              <draw:equation draw:name="f107" draw:formula="?f103 * ?f106"/>
              <draw:equation draw:name="f108" draw:formula="?f89 + ?f107"/>
              <draw:equation draw:name="f109" draw:formula="?f100 * ?f106"/>
              <draw:equation draw:name="f110" draw:formula="?f91 + ?f109"/>
              <draw:equation draw:name="f111" draw:formula="if(?f32, ?f24, ?f92)"/>
              <draw:equation draw:name="f112" draw:formula="if(?f32, ?f5, ?f93)"/>
              <draw:equation draw:name="f113" draw:formula="if(?f32, ?f24, ?f94)"/>
              <draw:equation draw:name="f114" draw:formula="if(?f32, ?f5, ?f95)"/>
              <draw:equation draw:name="f115" draw:formula="if(?f32, ?f92, ?f108)"/>
              <draw:equation draw:name="f116" draw:formula="if(?f32, ?f93, ?f110)"/>
              <draw:equation draw:name="f117" draw:formula="if(?f32, ?f94, ?f108)"/>
              <draw:equation draw:name="f118" draw:formula="if(?f32, ?f95, ?f110)"/>
              <draw:equation draw:name="f119" draw:formula="0 + ?f32"/>
              <draw:equation draw:name="f120" draw:formula="0 + ?f2"/>
              <draw:equation draw:name="f121" draw:formula="?f120 * ?f13 / ?f1"/>
              <draw:equation draw:name="f122" draw:formula="0 - ?f121"/>
              <draw:equation draw:name="f123" draw:formula="cos(?f122)"/>
              <draw:equation draw:name="f124" draw:formula="0 - ?f123"/>
              <draw:equation draw:name="f125" draw:formula="?f124 * ?f23"/>
              <draw:equation draw:name="f126" draw:formula="sin(?f122)"/>
              <draw:equation draw:name="f127" draw:formula="0 - ?f126"/>
              <draw:equation draw:name="f128" draw:formula="?f127 * ?f25"/>
              <draw:equation draw:name="f129" draw:formula="sqrt(?f125 * ?f125 + ?f128 * ?f128 + 0 * 0)"/>
              <draw:equation draw:name="f130" draw:formula="?f23 * ?f25 / ?f129"/>
              <draw:equation draw:name="f131" draw:formula="?f127 * ?f130"/>
              <draw:equation draw:name="f132" draw:formula="?f4 - ?f131"/>
              <draw:equation draw:name="f133" draw:formula="?f124 * ?f130"/>
              <draw:equation draw:name="f134" draw:formula="?f26 - ?f133"/>
              <draw:equation draw:name="f135" draw:formula="?f132 - ?f23"/>
              <draw:equation draw:name="f136" draw:formula="?f134 - ?f25"/>
              <draw:equation draw:name="f137" draw:formula="?f132 + ?f23"/>
              <draw:equation draw:name="f138" draw:formula="?f134 + ?f25"/>
              <draw:equation draw:name="f139" draw:formula="?f119 + ?f2"/>
              <draw:equation draw:name="f140" draw:formula="?f139 * ?f13 / ?f1"/>
              <draw:equation draw:name="f141" draw:formula="0 - ?f140"/>
              <draw:equation draw:name="f142" draw:formula="cos(?f141)"/>
              <draw:equation draw:name="f143" draw:formula="0 - ?f142"/>
              <draw:equation draw:name="f144" draw:formula="?f143 * ?f23"/>
              <draw:equation draw:name="f145" draw:formula="sin(?f141)"/>
              <draw:equation draw:name="f146" draw:formula="0 - ?f145"/>
              <draw:equation draw:name="f147" draw:formula="?f146 * ?f25"/>
              <draw:equation draw:name="f148" draw:formula="sqrt(?f144 * ?f144 + ?f147 * ?f147 + 0 * 0)"/>
              <draw:equation draw:name="f149" draw:formula="?f23 * ?f25 / ?f148"/>
              <draw:equation draw:name="f150" draw:formula="?f146 * ?f149"/>
              <draw:equation draw:name="f151" draw:formula="?f132 + ?f150"/>
              <draw:equation draw:name="f152" draw:formula="?f143 * ?f149"/>
              <draw:equation draw:name="f153" draw:formula="?f134 + ?f152"/>
              <draw:equation draw:name="f154" draw:formula="if(?f32, ?f4, ?f135)"/>
              <draw:equation draw:name="f155" draw:formula="if(?f32, ?f26, ?f136)"/>
              <draw:equation draw:name="f156" draw:formula="if(?f32, ?f4, ?f137)"/>
              <draw:equation draw:name="f157" draw:formula="if(?f32, ?f26, ?f138)"/>
              <draw:equation draw:name="f158" draw:formula="if(?f32, ?f135, ?f151)"/>
              <draw:equation draw:name="f159" draw:formula="if(?f32, ?f136, ?f153)"/>
              <draw:equation draw:name="f160" draw:formula="if(?f32, ?f137, ?f151)"/>
              <draw:equation draw:name="f161" draw:formula="if(?f32, ?f138, ?f153)"/>
              <draw:equation draw:name="f162" draw:formula="?f2 + ?f32"/>
              <draw:equation draw:name="f163" draw:formula="?f2 + ?f2"/>
              <draw:equation draw:name="f164" draw:formula="?f163 * ?f13 / ?f1"/>
              <draw:equation draw:name="f165" draw:formula="0 - ?f164"/>
              <draw:equation draw:name="f166" draw:formula="cos(?f165)"/>
              <draw:equation draw:name="f167" draw:formula="0 - ?f166"/>
              <draw:equation draw:name="f168" draw:formula="?f167 * ?f23"/>
              <draw:equation draw:name="f169" draw:formula="sin(?f165)"/>
              <draw:equation draw:name="f170" draw:formula="0 - ?f169"/>
              <draw:equation draw:name="f171" draw:formula="?f170 * ?f25"/>
              <draw:equation draw:name="f172" draw:formula="sqrt(?f168 * ?f168 + ?f171 * ?f171 + 0 * 0)"/>
              <draw:equation draw:name="f173" draw:formula="?f23 * ?f25 / ?f172"/>
              <draw:equation draw:name="f174" draw:formula="?f170 * ?f173"/>
              <draw:equation draw:name="f175" draw:formula="?f23 - ?f174"/>
              <draw:equation draw:name="f176" draw:formula="?f167 * ?f173"/>
              <draw:equation draw:name="f177" draw:formula="?f6 - ?f176"/>
              <draw:equation draw:name="f178" draw:formula="?f175 - ?f23"/>
              <draw:equation draw:name="f179" draw:formula="?f177 - ?f25"/>
              <draw:equation draw:name="f180" draw:formula="?f175 + ?f23"/>
              <draw:equation draw:name="f181" draw:formula="?f177 + ?f25"/>
              <draw:equation draw:name="f182" draw:formula="?f162 + ?f2"/>
              <draw:equation draw:name="f183" draw:formula="?f182 * ?f13 / ?f1"/>
              <draw:equation draw:name="f184" draw:formula="0 - ?f183"/>
              <draw:equation draw:name="f185" draw:formula="cos(?f184)"/>
              <draw:equation draw:name="f186" draw:formula="0 - ?f185"/>
              <draw:equation draw:name="f187" draw:formula="?f186 * ?f23"/>
              <draw:equation draw:name="f188" draw:formula="sin(?f184)"/>
              <draw:equation draw:name="f189" draw:formula="0 - ?f188"/>
              <draw:equation draw:name="f190" draw:formula="?f189 * ?f25"/>
              <draw:equation draw:name="f191" draw:formula="sqrt(?f187 * ?f187 + ?f190 * ?f190 + 0 * 0)"/>
              <draw:equation draw:name="f192" draw:formula="?f23 * ?f25 / ?f191"/>
              <draw:equation draw:name="f193" draw:formula="?f189 * ?f192"/>
              <draw:equation draw:name="f194" draw:formula="?f175 + ?f193"/>
              <draw:equation draw:name="f195" draw:formula="?f186 * ?f192"/>
              <draw:equation draw:name="f196" draw:formula="?f177 + ?f195"/>
              <draw:equation draw:name="f197" draw:formula="if(?f32, ?f23, ?f178)"/>
              <draw:equation draw:name="f198" draw:formula="if(?f32, ?f6, ?f179)"/>
              <draw:equation draw:name="f199" draw:formula="if(?f32, ?f23, ?f180)"/>
              <draw:equation draw:name="f200" draw:formula="if(?f32, ?f6, ?f181)"/>
              <draw:equation draw:name="f201" draw:formula="if(?f32, ?f178, ?f194)"/>
              <draw:equation draw:name="f202" draw:formula="if(?f32, ?f179, ?f196)"/>
              <draw:equation draw:name="f203" draw:formula="if(?f32, ?f180, ?f194)"/>
              <draw:equation draw:name="f204" draw:formula="if(?f32, ?f181, ?f196)"/>
            </draw:enhanced-geometry>
          </draw:custom-shape>
          <draw:custom-shape svg:x="5.05157in" svg:y="21.88701in" svg:width="1.5185in" svg:height="0.33465in" draw:z-index="41" draw:id="id40" draw:style-name="a128" draw:name="フリーフォーム 41">
            <svg:title/>
            <svg:desc/>
            <text:p text:style-name="a127" text:class-names="" text:cond-style-name=""><text:span text:style-name="a126" text:class-names="">ベッドの下に金庫</text:span></text:p>
            <draw:enhanced-geometry xmlns:dr3d="urn:oasis:names:tc:opendocument:xmlns:dr3d:1.0"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118485 -243529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min(?f10, ?f7)"/>
              <draw:equation draw:name="f13" draw:formula="5419351 / 1725033"/>
              <draw:equation draw:name="f14" draw:formula="?f12 / 21600"/>
              <draw:equation draw:name="f15" draw:formula="?f10 * ?f27 / 100000"/>
              <draw:equation draw:name="f16" draw:formula="?f7 * ?f28 / 100000"/>
              <draw:equation draw:name="f17" draw:formula="?f15 - ?f11"/>
              <draw:equation draw:name="f18" draw:formula="if(?f17, ?f4, ?f3)"/>
              <draw:equation draw:name="f19" draw:formula="?f15 - ?f18"/>
              <draw:equation draw:name="f20" draw:formula="?f19 / 2"/>
              <draw:equation draw:name="f21" draw:formula="?f20 + ?f18"/>
              <draw:equation draw:name="f22" draw:formula="?f12 * $2 / 100000"/>
              <draw:equation draw:name="f23" draw:formula="min(?f22, ?f11)"/>
              <draw:equation draw:name="f24" draw:formula="?f4 - ?f23"/>
              <draw:equation draw:name="f25" draw:formula="min(?f22, ?f8)"/>
              <draw:equation draw:name="f26" draw:formula="?f6 - ?f25"/>
              <draw:equation draw:name="f27" draw:formula="$0 / ?f14"/>
              <draw:equation draw:name="f28" draw:formula="$1 / ?f14"/>
              <draw:equation draw:name="f29" draw:formula="21550000 - ?f2"/>
              <draw:equation draw:name="f30" draw:formula="if(?f29, ?f2, 21550000)"/>
              <draw:equation draw:name="f31" draw:formula="-21550000 - ?f30"/>
              <draw:equation draw:name="f32" draw:formula="if(?f31, -21550000, ?f30)"/>
              <draw:equation draw:name="f33" draw:formula="?f1 + ?f32"/>
              <draw:equation draw:name="f34" draw:formula="?f1 + ?f2"/>
              <draw:equation draw:name="f35" draw:formula="?f34 * ?f13 / ?f1"/>
              <draw:equation draw:name="f36" draw:formula="0 - ?f35"/>
              <draw:equation draw:name="f37" draw:formula="cos(?f36)"/>
              <draw:equation draw:name="f38" draw:formula="0 - ?f37"/>
              <draw:equation draw:name="f39" draw:formula="?f38 * ?f23"/>
              <draw:equation draw:name="f40" draw:formula="sin(?f36)"/>
              <draw:equation draw:name="f41" draw:formula="0 - ?f40"/>
              <draw:equation draw:name="f42" draw:formula="?f41 * ?f25"/>
              <draw:equation draw:name="f43" draw:formula="sqrt(?f39 * ?f39 + ?f42 * ?f42 + 0 * 0)"/>
              <draw:equation draw:name="f44" draw:formula="?f23 * ?f25 / ?f43"/>
              <draw:equation draw:name="f45" draw:formula="?f41 * ?f44"/>
              <draw:equation draw:name="f46" draw:formula="?f3 - ?f45"/>
              <draw:equation draw:name="f47" draw:formula="?f38 * ?f44"/>
              <draw:equation draw:name="f48" draw:formula="?f25 - ?f47"/>
              <draw:equation draw:name="f49" draw:formula="?f46 - ?f23"/>
              <draw:equation draw:name="f50" draw:formula="?f48 - ?f25"/>
              <draw:equation draw:name="f51" draw:formula="?f46 + ?f23"/>
              <draw:equation draw:name="f52" draw:formula="?f48 + ?f25"/>
              <draw:equation draw:name="f53" draw:formula="?f33 + ?f2"/>
              <draw:equation draw:name="f54" draw:formula="?f53 * ?f13 / ?f1"/>
              <draw:equation draw:name="f55" draw:formula="0 - ?f54"/>
              <draw:equation draw:name="f56" draw:formula="cos(?f55)"/>
              <draw:equation draw:name="f57" draw:formula="0 - ?f56"/>
              <draw:equation draw:name="f58" draw:formula="?f57 * ?f23"/>
              <draw:equation draw:name="f59" draw:formula="sin(?f55)"/>
              <draw:equation draw:name="f60" draw:formula="0 - ?f59"/>
              <draw:equation draw:name="f61" draw:formula="?f60 * ?f25"/>
              <draw:equation draw:name="f62" draw:formula="sqrt(?f58 * ?f58 + ?f61 * ?f61 + 0 * 0)"/>
              <draw:equation draw:name="f63" draw:formula="?f23 * ?f25 / ?f62"/>
              <draw:equation draw:name="f64" draw:formula="?f60 * ?f63"/>
              <draw:equation draw:name="f65" draw:formula="?f46 + ?f64"/>
              <draw:equation draw:name="f66" draw:formula="?f57 * ?f63"/>
              <draw:equation draw:name="f67" draw:formula="?f48 + ?f66"/>
              <draw:equation draw:name="f68" draw:formula="if(?f32, ?f3, ?f49)"/>
              <draw:equation draw:name="f69" draw:formula="if(?f32, ?f25, ?f50)"/>
              <draw:equation draw:name="f70" draw:formula="if(?f32, ?f3, ?f51)"/>
              <draw:equation draw:name="f71" draw:formula="if(?f32, ?f25, ?f52)"/>
              <draw:equation draw:name="f72" draw:formula="if(?f32, ?f49, ?f65)"/>
              <draw:equation draw:name="f73" draw:formula="if(?f32, ?f50, ?f67)"/>
              <draw:equation draw:name="f74" draw:formula="if(?f32, ?f51, ?f65)"/>
              <draw:equation draw:name="f75" draw:formula="if(?f32, ?f52, ?f67)"/>
              <draw:equation draw:name="f76" draw:formula="?f0 + ?f32"/>
              <draw:equation draw:name="f77" draw:formula="?f0 + ?f2"/>
              <draw:equation draw:name="f78" draw:formula="?f77 * ?f13 / ?f1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23"/>
              <draw:equation draw:name="f83" draw:formula="sin(?f79)"/>
              <draw:equation draw:name="f84" draw:formula="0 - ?f83"/>
              <draw:equation draw:name="f85" draw:formula="?f84 * ?f25"/>
              <draw:equation draw:name="f86" draw:formula="sqrt(?f82 * ?f82 + ?f85 * ?f85 + 0 * 0)"/>
              <draw:equation draw:name="f87" draw:formula="?f23 * ?f25 / ?f86"/>
              <draw:equation draw:name="f88" draw:formula="?f84 * ?f87"/>
              <draw:equation draw:name="f89" draw:formula="?f24 - ?f88"/>
              <draw:equation draw:name="f90" draw:formula="?f81 * ?f87"/>
              <draw:equation draw:name="f91" draw:formula="?f5 - ?f90"/>
              <draw:equation draw:name="f92" draw:formula="?f89 - ?f23"/>
              <draw:equation draw:name="f93" draw:formula="?f91 - ?f25"/>
              <draw:equation draw:name="f94" draw:formula="?f89 + ?f23"/>
              <draw:equation draw:name="f95" draw:formula="?f91 + ?f25"/>
              <draw:equation draw:name="f96" draw:formula="?f76 + ?f2"/>
              <draw:equation draw:name="f97" draw:formula="?f96 * ?f13 / ?f1"/>
              <draw:equation draw:name="f98" draw:formula="0 - ?f97"/>
              <draw:equation draw:name="f99" draw:formula="cos(?f98)"/>
              <draw:equation draw:name="f100" draw:formula="0 - ?f99"/>
              <draw:equation draw:name="f101" draw:formula="?f100 * ?f23"/>
              <draw:equation draw:name="f102" draw:formula="sin(?f98)"/>
              <draw:equation draw:name="f103" draw:formula="0 - ?f102"/>
              <draw:equation draw:name="f104" draw:formula="?f103 * ?f25"/>
              <draw:equation draw:name="f105" draw:formula="sqrt(?f101 * ?f101 + ?f104 * ?f104 + 0 * 0)"/>
              <draw:equation draw:name="f106" draw:formula="?f23 * ?f25 / ?f105"/>
              <draw:equation draw:name="f107" draw:formula="?f103 * ?f106"/>
              <draw:equation draw:name="f108" draw:formula="?f89 + ?f107"/>
              <draw:equation draw:name="f109" draw:formula="?f100 * ?f106"/>
              <draw:equation draw:name="f110" draw:formula="?f91 + ?f109"/>
              <draw:equation draw:name="f111" draw:formula="if(?f32, ?f24, ?f92)"/>
              <draw:equation draw:name="f112" draw:formula="if(?f32, ?f5, ?f93)"/>
              <draw:equation draw:name="f113" draw:formula="if(?f32, ?f24, ?f94)"/>
              <draw:equation draw:name="f114" draw:formula="if(?f32, ?f5, ?f95)"/>
              <draw:equation draw:name="f115" draw:formula="if(?f32, ?f92, ?f108)"/>
              <draw:equation draw:name="f116" draw:formula="if(?f32, ?f93, ?f110)"/>
              <draw:equation draw:name="f117" draw:formula="if(?f32, ?f94, ?f108)"/>
              <draw:equation draw:name="f118" draw:formula="if(?f32, ?f95, ?f110)"/>
              <draw:equation draw:name="f119" draw:formula="0 + ?f32"/>
              <draw:equation draw:name="f120" draw:formula="0 + ?f2"/>
              <draw:equation draw:name="f121" draw:formula="?f120 * ?f13 / ?f1"/>
              <draw:equation draw:name="f122" draw:formula="0 - ?f121"/>
              <draw:equation draw:name="f123" draw:formula="cos(?f122)"/>
              <draw:equation draw:name="f124" draw:formula="0 - ?f123"/>
              <draw:equation draw:name="f125" draw:formula="?f124 * ?f23"/>
              <draw:equation draw:name="f126" draw:formula="sin(?f122)"/>
              <draw:equation draw:name="f127" draw:formula="0 - ?f126"/>
              <draw:equation draw:name="f128" draw:formula="?f127 * ?f25"/>
              <draw:equation draw:name="f129" draw:formula="sqrt(?f125 * ?f125 + ?f128 * ?f128 + 0 * 0)"/>
              <draw:equation draw:name="f130" draw:formula="?f23 * ?f25 / ?f129"/>
              <draw:equation draw:name="f131" draw:formula="?f127 * ?f130"/>
              <draw:equation draw:name="f132" draw:formula="?f4 - ?f131"/>
              <draw:equation draw:name="f133" draw:formula="?f124 * ?f130"/>
              <draw:equation draw:name="f134" draw:formula="?f26 - ?f133"/>
              <draw:equation draw:name="f135" draw:formula="?f132 - ?f23"/>
              <draw:equation draw:name="f136" draw:formula="?f134 - ?f25"/>
              <draw:equation draw:name="f137" draw:formula="?f132 + ?f23"/>
              <draw:equation draw:name="f138" draw:formula="?f134 + ?f25"/>
              <draw:equation draw:name="f139" draw:formula="?f119 + ?f2"/>
              <draw:equation draw:name="f140" draw:formula="?f139 * ?f13 / ?f1"/>
              <draw:equation draw:name="f141" draw:formula="0 - ?f140"/>
              <draw:equation draw:name="f142" draw:formula="cos(?f141)"/>
              <draw:equation draw:name="f143" draw:formula="0 - ?f142"/>
              <draw:equation draw:name="f144" draw:formula="?f143 * ?f23"/>
              <draw:equation draw:name="f145" draw:formula="sin(?f141)"/>
              <draw:equation draw:name="f146" draw:formula="0 - ?f145"/>
              <draw:equation draw:name="f147" draw:formula="?f146 * ?f25"/>
              <draw:equation draw:name="f148" draw:formula="sqrt(?f144 * ?f144 + ?f147 * ?f147 + 0 * 0)"/>
              <draw:equation draw:name="f149" draw:formula="?f23 * ?f25 / ?f148"/>
              <draw:equation draw:name="f150" draw:formula="?f146 * ?f149"/>
              <draw:equation draw:name="f151" draw:formula="?f132 + ?f150"/>
              <draw:equation draw:name="f152" draw:formula="?f143 * ?f149"/>
              <draw:equation draw:name="f153" draw:formula="?f134 + ?f152"/>
              <draw:equation draw:name="f154" draw:formula="if(?f32, ?f4, ?f135)"/>
              <draw:equation draw:name="f155" draw:formula="if(?f32, ?f26, ?f136)"/>
              <draw:equation draw:name="f156" draw:formula="if(?f32, ?f4, ?f137)"/>
              <draw:equation draw:name="f157" draw:formula="if(?f32, ?f26, ?f138)"/>
              <draw:equation draw:name="f158" draw:formula="if(?f32, ?f135, ?f151)"/>
              <draw:equation draw:name="f159" draw:formula="if(?f32, ?f136, ?f153)"/>
              <draw:equation draw:name="f160" draw:formula="if(?f32, ?f137, ?f151)"/>
              <draw:equation draw:name="f161" draw:formula="if(?f32, ?f138, ?f153)"/>
              <draw:equation draw:name="f162" draw:formula="?f2 + ?f32"/>
              <draw:equation draw:name="f163" draw:formula="?f2 + ?f2"/>
              <draw:equation draw:name="f164" draw:formula="?f163 * ?f13 / ?f1"/>
              <draw:equation draw:name="f165" draw:formula="0 - ?f164"/>
              <draw:equation draw:name="f166" draw:formula="cos(?f165)"/>
              <draw:equation draw:name="f167" draw:formula="0 - ?f166"/>
              <draw:equation draw:name="f168" draw:formula="?f167 * ?f23"/>
              <draw:equation draw:name="f169" draw:formula="sin(?f165)"/>
              <draw:equation draw:name="f170" draw:formula="0 - ?f169"/>
              <draw:equation draw:name="f171" draw:formula="?f170 * ?f25"/>
              <draw:equation draw:name="f172" draw:formula="sqrt(?f168 * ?f168 + ?f171 * ?f171 + 0 * 0)"/>
              <draw:equation draw:name="f173" draw:formula="?f23 * ?f25 / ?f172"/>
              <draw:equation draw:name="f174" draw:formula="?f170 * ?f173"/>
              <draw:equation draw:name="f175" draw:formula="?f23 - ?f174"/>
              <draw:equation draw:name="f176" draw:formula="?f167 * ?f173"/>
              <draw:equation draw:name="f177" draw:formula="?f6 - ?f176"/>
              <draw:equation draw:name="f178" draw:formula="?f175 - ?f23"/>
              <draw:equation draw:name="f179" draw:formula="?f177 - ?f25"/>
              <draw:equation draw:name="f180" draw:formula="?f175 + ?f23"/>
              <draw:equation draw:name="f181" draw:formula="?f177 + ?f25"/>
              <draw:equation draw:name="f182" draw:formula="?f162 + ?f2"/>
              <draw:equation draw:name="f183" draw:formula="?f182 * ?f13 / ?f1"/>
              <draw:equation draw:name="f184" draw:formula="0 - ?f183"/>
              <draw:equation draw:name="f185" draw:formula="cos(?f184)"/>
              <draw:equation draw:name="f186" draw:formula="0 - ?f185"/>
              <draw:equation draw:name="f187" draw:formula="?f186 * ?f23"/>
              <draw:equation draw:name="f188" draw:formula="sin(?f184)"/>
              <draw:equation draw:name="f189" draw:formula="0 - ?f188"/>
              <draw:equation draw:name="f190" draw:formula="?f189 * ?f25"/>
              <draw:equation draw:name="f191" draw:formula="sqrt(?f187 * ?f187 + ?f190 * ?f190 + 0 * 0)"/>
              <draw:equation draw:name="f192" draw:formula="?f23 * ?f25 / ?f191"/>
              <draw:equation draw:name="f193" draw:formula="?f189 * ?f192"/>
              <draw:equation draw:name="f194" draw:formula="?f175 + ?f193"/>
              <draw:equation draw:name="f195" draw:formula="?f186 * ?f192"/>
              <draw:equation draw:name="f196" draw:formula="?f177 + ?f195"/>
              <draw:equation draw:name="f197" draw:formula="if(?f32, ?f23, ?f178)"/>
              <draw:equation draw:name="f198" draw:formula="if(?f32, ?f6, ?f179)"/>
              <draw:equation draw:name="f199" draw:formula="if(?f32, ?f23, ?f180)"/>
              <draw:equation draw:name="f200" draw:formula="if(?f32, ?f6, ?f181)"/>
              <draw:equation draw:name="f201" draw:formula="if(?f32, ?f178, ?f194)"/>
              <draw:equation draw:name="f202" draw:formula="if(?f32, ?f179, ?f196)"/>
              <draw:equation draw:name="f203" draw:formula="if(?f32, ?f180, ?f194)"/>
              <draw:equation draw:name="f204" draw:formula="if(?f32, ?f181, ?f196)"/>
            </draw:enhanced-geometry>
          </draw:custom-shape>
        </table:shapes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セッション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行動コマンドを番号で入力する。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(今回のゲームでできる行動は下記の3つ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1:移動</text:p>
          </table:table-cell>
          <table:table-cell office:value-type="string" table:style-name="ce1">
            <text:p>2:見る</text:p>
          </table:table-cell>
          <table:table-cell office:value-type="string" table:style-name="ce1">
            <text:p>3:使う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行動コマンドの後に対象コマンド(場所やアイテム)を選択する。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x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1:ドア</text:p>
          </table:table-cell>
          <table:table-cell office:value-type="string" table:style-name="ce1">
            <text:p>2:鍵</text:p>
          </table:table-cell>
          <table:table-cell office:value-type="string" table:style-name="ce1">
            <text:p>…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ゲーム画面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言葉で画面上部に状況説明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画面下部に選択肢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用語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行動コマンド</text:p>
          </table:table-cell>
          <table:table-cell office:value-type="string" table:style-name="ce1">
            <text:p>プレイヤーの行動命令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/>
          <table:table-cell office:value-type="string" table:style-name="ce1">
            <text:p>行動リスト</text:p>
          </table:table-cell>
          <table:table-cell office:value-type="string" table:style-name="ce1">
            <text:p>行動コマンドの候補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対象コマンド</text:p>
          </table:table-cell>
          <table:table-cell office:value-type="string" table:style-name="ce1">
            <text:p>行動コマンドの対象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対象リスト</text:p>
          </table:table-cell>
          <table:table-cell office:value-type="string" table:style-name="ce1">
            <text:p>対象コマンドの候補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仕掛け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キャラクター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マップ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アイテ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イベント</text:p>
          </table:table-cell>
          <table:table-cell table:number-columns-repeated="16382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シナリオ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あらすじ</text:p>
          </table:table-cell>
          <table:table-cell office:value-type="string" table:style-name="ce1">
            <text:p>鍵の掛かった姫の部屋から脱出する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場所</text:p>
          </table:table-cell>
          <table:table-cell office:value-type="string" table:style-name="ce1">
            <text:p>姫の部屋 3部屋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入口の部屋</text:p>
          </table:table-cell>
          <table:table-cell office:value-type="string" table:style-name="ce1">
            <text:p>廊下の部屋</text:p>
          </table:table-cell>
          <table:table-cell office:value-type="string" table:style-name="ce1">
            <text:p>寝室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メッセージ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オープニング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部屋別のメッセージ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(各シーン)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エンディング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クリアまでの流れ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style-name="ce4">
            <text:p>▲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style-name="ce4">
            <text:p>▲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4">
            <text:p>▲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4">
            <text:p>▲</text:p>
          </table:table-cell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4">
            <text:p>▲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4">
            <text:p>▲</text:p>
          </table:table-cell>
          <table:table-cell table:number-columns-repeated="16377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マップ</text:p>
          </table:table-cell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絵画</text:p>
          </table:table-cell>
          <table:table-cell table:number-columns-repeated="16375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備考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アイテム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spanned="5" table:number-rows-spanned="1" table:style-name="ce5"/>
          <table:covered-table-cell table:number-columns-repeated="4"/>
          <table:table-cell table:number-columns-repeated="16376"/>
        </table:table-row>
        <table:table-row table:number-rows-repeated="1048438" table:style-name="ro1">
          <table:table-cell table:number-columns-repeated="16384"/>
        </table:table-row>
      </table:table>
      <table:table table:name="イベント一覧表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2" table:number-columns-repeated="16378" table:default-cell-style-name="ce1"/>
        <table:table-row table:style-name="ro1">
          <table:table-cell/>
          <table:table-cell table:number-columns-repeated="3" table:style-name="ce1"/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2" table:style-name="ce8">
            <text:p>イベント一覧表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office:value-type="string" table:style-name="ce6">
            <text:p>項目</text:p>
          </table:table-cell>
          <table:table-cell office:value-type="string" table:style-name="ce6">
            <text:p>種類</text:p>
          </table:table-cell>
          <table:table-cell office:value-type="string" table:style-name="ce6">
            <text:p>説明</text:p>
          </table:table-cell>
          <table:table-cell office:value-type="string" table:style-name="ce6">
            <text:p>部屋</text:p>
          </table:table-cell>
          <table:table-cell office:value-type="string" table:style-name="ce6">
            <text:p>位置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7">
            <text:p>爆弾</text:p>
          </table:table-cell>
          <table:table-cell office:value-type="string" table:style-name="ce7">
            <text:p>アイテム</text:p>
          </table:table-cell>
          <table:table-cell office:value-type="string" table:style-name="ce7">
            <text:p>ドアの前で使う事で破壊できる。</text:p>
          </table:table-cell>
          <table:table-cell office:value-type="string" table:style-name="ce6">
            <text:p>寝室</text:p>
          </table:table-cell>
          <table:table-cell office:value-type="string" table:style-name="ce6">
            <text:p>金庫の中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7">
            <text:p>金庫の鍵</text:p>
          </table:table-cell>
          <table:table-cell office:value-type="string" table:style-name="ce7">
            <text:p>アイテム</text:p>
          </table:table-cell>
          <table:table-cell office:value-type="string" table:style-name="ce7">
            <text:p>金庫を開けることができる。</text:p>
          </table:table-cell>
          <table:table-cell office:value-type="string" table:style-name="ce6">
            <text:p>寝室</text:p>
          </table:table-cell>
          <table:table-cell office:value-type="string" table:style-name="ce6">
            <text:p>テーブルの裏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7">
            <text:p>金庫</text:p>
          </table:table-cell>
          <table:table-cell office:value-type="string" table:style-name="ce7">
            <text:p>背景</text:p>
          </table:table-cell>
          <table:table-cell office:value-type="string" table:style-name="ce7">
            <text:p>爆弾が入っている。</text:p>
            <text:p>暗証番号と金庫の鍵で開く。</text:p>
          </table:table-cell>
          <table:table-cell office:value-type="string" table:style-name="ce6">
            <text:p>寝室</text:p>
          </table:table-cell>
          <table:table-cell office:value-type="string" table:style-name="ce6">
            <text:p>ベッドの下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7">
            <text:p>絵画</text:p>
          </table:table-cell>
          <table:table-cell office:value-type="string" table:style-name="ce7">
            <text:p>背景</text:p>
          </table:table-cell>
          <table:table-cell office:value-type="string" table:style-name="ce7">
            <text:p>なぞなぞが書かれている絵。</text:p>
            <text:p>なぞなぞを解く事で暗証番号が分かる。</text:p>
          </table:table-cell>
          <table:table-cell office:value-type="string" table:style-name="ce6">
            <text:p>廊下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7">
            <text:p>ドア</text:p>
          </table:table-cell>
          <table:table-cell office:value-type="string" table:style-name="ce7">
            <text:p>背景</text:p>
          </table:table-cell>
          <table:table-cell office:value-type="string" table:style-name="ce7">
            <text:p>鍵がかかっている。</text:p>
            <text:p>爆弾で破壊できる。</text:p>
          </table:table-cell>
          <table:table-cell office:value-type="string" table:style-name="ce6">
            <text:p>入口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7">
            <text:p>ベッド</text:p>
          </table:table-cell>
          <table:table-cell office:value-type="string" table:style-name="ce7">
            <text:p>背景</text:p>
          </table:table-cell>
          <table:table-cell office:value-type="string" table:style-name="ce7">
            <text:p>金庫が下にある。</text:p>
          </table:table-cell>
          <table:table-cell office:value-type="string" table:style-name="ce6">
            <text:p>寝室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7">
            <text:p>窓</text:p>
          </table:table-cell>
          <table:table-cell office:value-type="string" table:style-name="ce7">
            <text:p>背景</text:p>
          </table:table-cell>
          <table:table-cell office:value-type="string" table:style-name="ce7">
            <text:p>何も無い只の窓。ダミー。</text:p>
          </table:table-cell>
          <table:table-cell office:value-type="string" table:style-name="ce6">
            <text:p>廊下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7">
            <text:p>テーブル</text:p>
          </table:table-cell>
          <table:table-cell office:value-type="string" table:style-name="ce7">
            <text:p>背景</text:p>
          </table:table-cell>
          <table:table-cell office:value-type="string" table:style-name="ce7">
            <text:p>3回調べる事で金庫の鍵が見つかる。</text:p>
          </table:table-cell>
          <table:table-cell office:value-type="string" table:style-name="ce6">
            <text:p>寝室</text:p>
          </table:table-cell>
          <table:table-cell table:style-name="ce6"/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  <table:table table:name="イベントリスト" table:style-name="ta1">
        <table:table-column table:style-name="co8" table:default-cell-style-name="ce1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2" table:number-columns-repeated="16368" table:default-cell-style-name="ce1"/>
        <table:table-row table:style-name="ro2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通し№</text:p>
          </table:table-cell>
          <table:table-cell office:value-type="string" table:style-name="ce4">
            <text:p>個別№</text:p>
          </table:table-cell>
          <table:table-cell office:value-type="string" table:style-name="ce9">
            <text:p>sceneNunmber</text:p>
          </table:table-cell>
          <table:table-cell office:value-type="string" table:style-name="ce9">
            <text:p>actNumber</text:p>
          </table:table-cell>
          <table:table-cell office:value-type="string" table:style-name="ce4">
            <text:p>targetGroup</text:p>
          </table:table-cell>
          <table:table-cell office:value-type="string" table:style-name="ce4">
            <text:p>状況</text:p>
          </table:table-cell>
          <table:table-cell office:value-type="string" table:style-name="ce9">
            <text:p>targetNumber1</text:p>
          </table:table-cell>
          <table:table-cell office:value-type="string" table:style-name="ce4">
            <text:p>tN2</text:p>
          </table:table-cell>
          <table:table-cell office:value-type="string" table:style-name="ce4">
            <text:p>対象コマンド</text:p>
          </table:table-cell>
          <table:table-cell office:value-type="string" table:style-name="ce4">
            <text:p>処理</text:p>
          </table:table-cell>
          <table:table-cell office:value-type="string" table:style-name="ce4">
            <text:p>表示</text:p>
          </table:table-cell>
          <table:table-cell office:value-type="string" table:style-name="ce4">
            <text:p>備考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1_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入口・移動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入口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今いる場所です。</text:p>
          </table:table-cell>
          <table:table-cell office:value-type="string" table:style-name="ce1">
            <text:p>ここです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1_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入口・移動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廊下</text:p>
          </table:table-cell>
          <table:table-cell office:value-type="string" table:style-name="ce1">
            <text:p>シーン2set</text:p>
          </table:table-cell>
          <table:table-cell office:value-type="string" table:style-name="ce1">
            <text:p>廊下に移動します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1_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入口・移動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寝室</text:p>
          </table:table-cell>
          <table:table-cell office:value-type="string" table:style-name="ce1">
            <text:p>シーン3set</text:p>
          </table:table-cell>
          <table:table-cell office:value-type="string" table:style-name="ce1">
            <text:p>寝室に移動します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4">
            <text:p>2_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入口・見る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ドア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普通のドアです。開かない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4">
            <text:p>3_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入口・使う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“-----”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う物を持っていない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4">
            <text:p>3_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入口・使う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暗証番号1(5963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えません。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7" table:style-name="ce4">
            <text:p>7</text:p>
          </table:table-cell>
          <table:table-cell office:value-type="string" table:style-name="ce4">
            <text:p>3_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入口・使う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暗証番号2(3156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えません。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4">
            <text:p>3_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入口・使う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暗証番号3(3150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えません。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9" table:style-name="ce4">
            <text:p>9</text:p>
          </table:table-cell>
          <table:table-cell office:value-type="string" table:style-name="ce4">
            <text:p>3_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入口・使う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鍵</text:p>
          </table:table-cell>
          <table:table-cell office:value-type="string" table:style-name="ce1">
            <text:p>keyFlg2</text:p>
          </table:table-cell>
          <table:table-cell office:value-type="string" table:style-name="ce1">
            <text:p>ドアの鍵穴には入らない。別の鍵のようだ。</text:p>
          </table:table-cell>
          <table:table-cell office:value-type="string" table:style-name="ce1">
            <text:p>※kF1onの場合のみ。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10" table:style-name="ce4">
            <text:p>10</text:p>
          </table:table-cell>
          <table:table-cell office:value-type="string" table:style-name="ce4">
            <text:p>3_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入口・使う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爆弾</text:p>
          </table:table-cell>
          <table:table-cell office:value-type="string" table:style-name="ce1">
            <text:p>edFlg</text:p>
          </table:table-cell>
          <table:table-cell office:value-type="string" table:style-name="ce1">
            <text:p>爆弾でドアを吹き飛ばした。無事脱出できました。</text:p>
          </table:table-cell>
          <table:table-cell office:value-type="string" table:style-name="ce1">
            <text:p>※bF1onの場合のみ。EDへ。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11" table:style-name="ce4">
            <text:p>11</text:p>
          </table:table-cell>
          <table:table-cell office:value-type="string" table:style-name="ce4">
            <text:p>4_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廊下・移動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入口</text:p>
          </table:table-cell>
          <table:table-cell office:value-type="string" table:style-name="ce1">
            <text:p>シーン1set</text:p>
          </table:table-cell>
          <table:table-cell office:value-type="string" table:style-name="ce1">
            <text:p>入口に移動します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12" table:style-name="ce4">
            <text:p>12</text:p>
          </table:table-cell>
          <table:table-cell office:value-type="string" table:style-name="ce4">
            <text:p>4_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廊下・移動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廊下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今いる場所です。</text:p>
          </table:table-cell>
          <table:table-cell office:value-type="string" table:style-name="ce1">
            <text:p>ここです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13" table:style-name="ce4">
            <text:p>13</text:p>
          </table:table-cell>
          <table:table-cell office:value-type="string" table:style-name="ce4">
            <text:p>4_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廊下・移動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寝室</text:p>
          </table:table-cell>
          <table:table-cell office:value-type="string" table:style-name="ce1">
            <text:p>シーン3set</text:p>
          </table:table-cell>
          <table:table-cell office:value-type="string" table:style-name="ce1">
            <text:p>寝室に移動します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float" office:value="14" table:style-name="ce4">
            <text:p>14</text:p>
          </table:table-cell>
          <table:table-cell office:value-type="string" table:style-name="ce4">
            <text:p>5_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廊下・見る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窓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何かあればここから脱出できそうだ。</text:p>
          </table:table-cell>
          <table:table-cell office:value-type="string" table:style-name="ce1">
            <text:p>フェンイト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office:value-type="string" table:style-name="ce4">
            <text:p>5_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廊下・見る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絵画</text:p>
          </table:table-cell>
          <table:table-cell office:value-type="string" table:style-name="ce1">
            <text:p>passwordNumberFlg1</text:p>
          </table:table-cell>
          <table:table-cell office:value-type="string" table:style-name="ce1">
            <text:p>隅っこに謎の番号が書かれている。『3156』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/>
          <table:table-cell office:value-type="float" office:value="16" table:style-name="ce4">
            <text:p>16</text:p>
          </table:table-cell>
          <table:table-cell office:value-type="string" table:style-name="ce4">
            <text:p>6_0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廊下・使う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“-----”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う物を持っていない。</text:p>
          </table:table-cell>
          <table:table-cell table:number-columns-repeated="3" table:style-name="ce1"/>
          <table:table-cell table:style-name="ce4"/>
          <table:table-cell table:number-columns-repeated="16368"/>
        </table:table-row>
        <table:table-row table:style-name="ro1">
          <table:table-cell/>
          <table:table-cell office:value-type="float" office:value="17" table:style-name="ce4">
            <text:p>17</text:p>
          </table:table-cell>
          <table:table-cell office:value-type="string" table:style-name="ce4">
            <text:p>6_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廊下・使う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暗証番号1(5963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えません。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2" table:style-name="ce1"/>
          <table:table-cell table:style-name="ce4"/>
          <table:table-cell table:number-columns-repeated="16368"/>
        </table:table-row>
        <table:table-row table:style-name="ro1">
          <table:table-cell/>
          <table:table-cell office:value-type="float" office:value="18" table:style-name="ce4">
            <text:p>18</text:p>
          </table:table-cell>
          <table:table-cell office:value-type="string" table:style-name="ce4">
            <text:p>6_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廊下・使う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暗証番号2(3156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えません。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19" table:style-name="ce4">
            <text:p>19</text:p>
          </table:table-cell>
          <table:table-cell office:value-type="string" table:style-name="ce4">
            <text:p>6_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廊下・使う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暗証番号3(3150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えません。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string" table:style-name="ce4">
            <text:p>6_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廊下・使う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鍵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ここには鍵を使うものが無い。</text:p>
          </table:table-cell>
          <table:table-cell office:value-type="string" table:style-name="ce1">
            <text:p>※kF1onの場合のみ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1" table:style-name="ce4">
            <text:p>21</text:p>
          </table:table-cell>
          <table:table-cell office:value-type="string" table:style-name="ce4">
            <text:p>6_5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廊下・使う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爆弾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爆弾を使ってみた。何か変化はあるかな？</text:p>
          </table:table-cell>
          <table:table-cell office:value-type="string" table:style-name="ce1">
            <text:p>※bF1onの場合のみ。フェイント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2" table:style-name="ce4">
            <text:p>22</text:p>
          </table:table-cell>
          <table:table-cell office:value-type="string" table:style-name="ce4">
            <text:p>7_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寝室・移動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入口</text:p>
          </table:table-cell>
          <table:table-cell office:value-type="string" table:style-name="ce1">
            <text:p>シーン1set</text:p>
          </table:table-cell>
          <table:table-cell office:value-type="string" table:style-name="ce1">
            <text:p>入口に移動します。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23" table:style-name="ce4">
            <text:p>23</text:p>
          </table:table-cell>
          <table:table-cell office:value-type="string" table:style-name="ce4">
            <text:p>7_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寝室・移動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廊下</text:p>
          </table:table-cell>
          <table:table-cell office:value-type="string" table:style-name="ce1">
            <text:p>シーン2set</text:p>
          </table:table-cell>
          <table:table-cell office:value-type="string" table:style-name="ce1">
            <text:p>廊下に移動します。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24" table:style-name="ce4">
            <text:p>24</text:p>
          </table:table-cell>
          <table:table-cell office:value-type="string" table:style-name="ce4">
            <text:p>7_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寝室・移動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寝室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今いる場所です。</text:p>
          </table:table-cell>
          <table:table-cell office:value-type="string" table:style-name="ce1">
            <text:p>ここです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5" table:style-name="ce4">
            <text:p>25</text:p>
          </table:table-cell>
          <table:table-cell office:value-type="string" table:style-name="ce4">
            <text:p>8_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寝室・見る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ベッド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大きなベッドです。(昔お父さんが金庫の中に何かしまってた気がする…)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26" table:style-name="ce4">
            <text:p>26</text:p>
          </table:table-cell>
          <table:table-cell office:value-type="string" table:style-name="ce4">
            <text:p>8_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寝室・見る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テーブル</text:p>
          </table:table-cell>
          <table:table-cell office:value-type="string" table:style-name="ce1">
            <text:p>tableFlg1</text:p>
          </table:table-cell>
          <table:table-cell office:value-type="string" table:style-name="ce1">
            <text:p>何もないテーブルです。</text:p>
          </table:table-cell>
          <table:table-cell office:value-type="string" table:style-name="ce1">
            <text:p>tF1がoffなら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7" table:style-name="ce4">
            <text:p>27</text:p>
          </table:table-cell>
          <table:table-cell office:value-type="string" table:style-name="ce4">
            <text:p>8_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寝室・見る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テーブル</text:p>
          </table:table-cell>
          <table:table-cell office:value-type="string" table:style-name="ce1">
            <text:p>tableFlg2</text:p>
          </table:table-cell>
          <table:table-cell office:value-type="string" table:style-name="ce1">
            <text:p>あ、そう言えば…。</text:p>
          </table:table-cell>
          <table:table-cell office:value-type="string" table:style-name="ce1">
            <text:p>tF1がon&amp;tF2がoffなら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string" table:style-name="ce4">
            <text:p>8_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寝室・見る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テーブル</text:p>
          </table:table-cell>
          <table:table-cell office:value-type="string" table:style-name="ce1">
            <text:p>keyFlg1</text:p>
          </table:table-cell>
          <table:table-cell office:value-type="string" table:style-name="ce1">
            <text:p>1:鍵を見つけた。2:さっきの鍵以外には何もない。</text:p>
          </table:table-cell>
          <table:table-cell office:value-type="string" table:style-name="ce1">
            <text:p>1:tF2がon&amp;kF1がoffなら。2:kF1がonなら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9" table:style-name="ce4">
            <text:p>29</text:p>
          </table:table-cell>
          <table:table-cell office:value-type="string" table:style-name="ce4">
            <text:p>8_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寝室・見る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金庫</text:p>
          </table:table-cell>
          <table:table-cell office:value-type="string" table:style-name="ce1">
            <text:p>沢山</text:p>
          </table:table-cell>
          <table:table-cell office:value-type="string" table:style-name="ce1">
            <text:p>1:暗証番号が必要だ。2:そうだ、さっきの番号…。3:大きい金庫の中にもう1つ小さい金庫があるが開かない。4:大きい金庫の裏側に鍵穴があるのを発見。5:爆弾を見つけた。何回でも使用できそうだ。6:さっきの爆弾以外には何もない。</text:p>
          </table:table-cell>
          <table:table-cell office:value-type="string" table:style-name="ce10">
            <text:p>1:pNF1offなら。2:(pNF1on&amp;pNf3offなら)passwordNumberFlg2取得。3:pNF3がon&amp;kF2がoffなら”3”。4:(pNF3がon&amp;kF2がonなら)keyFlg3取得。5:(kF4がon&amp;bF1がoffなら)bomberFlg1取得。6:bF1がonなら。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30" table:style-name="ce4">
            <text:p>30</text:p>
          </table:table-cell>
          <table:table-cell office:value-type="string" table:style-name="ce4">
            <text:p>9_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寝室・使う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“-----”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使う物を持っていない。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31" table:style-name="ce4">
            <text:p>31</text:p>
          </table:table-cell>
          <table:table-cell office:value-type="string" table:style-name="ce4">
            <text:p>9_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寝室・使う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暗証番号1(5963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番号が違うのかな？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2" table:style-name="ce4">
            <text:p>32</text:p>
          </table:table-cell>
          <table:table-cell office:value-type="string" table:style-name="ce4">
            <text:p>9_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寝室・使う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暗証番号2(3156)</text:p>
          </table:table-cell>
          <table:table-cell office:value-type="string" table:style-name="ce1">
            <text:p>passwordNumberFlg3</text:p>
          </table:table-cell>
          <table:table-cell office:value-type="string" table:style-name="ce1">
            <text:p>金庫が開いた。確認してみよう。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3" table:style-name="ce4">
            <text:p>33</text:p>
          </table:table-cell>
          <table:table-cell office:value-type="string" table:style-name="ce4">
            <text:p>9_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寝室・使う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暗証番号3(3150)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番号が違うのかな？</text:p>
          </table:table-cell>
          <table:table-cell office:value-type="string" table:style-name="ce1">
            <text:p><text:span text:style-name="T2">※pNF2on</text:span>の場合のみ。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4" table:style-name="ce4">
            <text:p>34</text:p>
          </table:table-cell>
          <table:table-cell office:value-type="string" table:style-name="ce4">
            <text:p>9_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寝室・使う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鍵</text:p>
          </table:table-cell>
          <table:table-cell office:value-type="string" table:style-name="ce1">
            <text:p>keyFlg4</text:p>
          </table:table-cell>
          <table:table-cell office:value-type="string" table:style-name="ce1">
            <text:p>1:ここには鍵を使うものが無い。2:小さい金庫が開いた。連動して動く仕組みのようだ。確認してみよう。</text:p>
          </table:table-cell>
          <table:table-cell office:value-type="string" table:style-name="ce1">
            <text:p>1:kF1がon&amp;kF3がoffなら”1” 2:kF3がonなら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6" table:style-name="ce4">
            <text:p>36</text:p>
          </table:table-cell>
          <table:table-cell office:value-type="string" table:style-name="ce4">
            <text:p>9_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寝室・使う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爆弾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爆弾を使ってみた。何か変化はあるかな？</text:p>
          </table:table-cell>
          <table:table-cell office:value-type="string" table:style-name="ce1">
            <text:p>※bF1onの場合のみ。フェイント。</text:p>
          </table:table-cell>
          <table:table-cell table:number-columns-repeated="16371"/>
        </table:table-row>
        <table:table-row table:number-rows-repeated="1048539" table:style-name="ro2">
          <table:table-cell table:number-columns-repeated="16384"/>
        </table:table-row>
      </table:table>
      <table:table table:name="プログラムパラメータ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6">
            <text:p>カテゴリ</text:p>
          </table:table-cell>
          <table:table-cell office:value-type="string" table:style-name="ce6">
            <text:p>種類</text:p>
          </table:table-cell>
          <table:table-cell office:value-type="string" table:style-name="ce6">
            <text:p>名称</text:p>
          </table:table-cell>
          <table:table-cell office:value-type="string" table:style-name="ce6">
            <text:p>型</text:p>
          </table:table-cell>
          <table:table-cell office:value-type="string" table:style-name="ce6">
            <text:p>固定値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定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カテゴリ</text:p>
          </table:table-cell>
          <table:table-cell office:value-type="string" table:style-name="ce6">
            <text:p>種類</text:p>
          </table:table-cell>
          <table:table-cell office:value-type="string" table:style-name="ce6">
            <text:p>名称</text:p>
          </table:table-cell>
          <table:table-cell office:value-type="string" table:style-name="ce6">
            <text:p>型</text:p>
          </table:table-cell>
          <table:table-cell office:value-type="string" table:style-name="ce6">
            <text:p>初期値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変数</text:p>
          </table:table-cell>
          <table:table-cell office:value-type="string" table:style-name="ce1">
            <text:p>部屋番号(1:入口 2:廊下 3:寝室)</text:p>
          </table:table-cell>
          <table:table-cell office:value-type="string" table:style-name="ce1">
            <text:p>sceneNunmber</text:p>
          </table:table-cell>
          <table:table-cell office:value-type="string" table:style-name="ce1">
            <text:p>int</text:p>
          </table:table-cell>
          <table:table-cell office:value-type="string" table:style-name="ce11">
            <text:p>0(すぐ1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行動リスト(1:移動 2:見る 3:使う)</text:p>
          </table:table-cell>
          <table:table-cell office:value-type="string" table:style-name="ce1">
            <text:p>actNumber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対象グループ関数の管理番号(1～9)</text:p>
          </table:table-cell>
          <table:table-cell office:value-type="string" table:style-name="ce1">
            <text:p>targetGroup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対象リスト(1～5 表示用)</text:p>
          </table:table-cell>
          <table:table-cell office:value-type="string" table:style-name="ce1">
            <text:p>targetNumber1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対象リスト(1～5 処理用)</text:p>
          </table:table-cell>
          <table:table-cell office:value-type="string" table:style-name="ce1">
            <text:p>targetNumber2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暗証番号フラグ1</text:p>
          </table:table-cell>
          <table:table-cell office:value-type="string" table:style-name="ce1">
            <text:p>passwordNumberFlg1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暗証番号フラグ2</text:p>
          </table:table-cell>
          <table:table-cell office:value-type="string" table:style-name="ce1">
            <text:p>passwordNumberFlg2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暗証番号フラグ3</text:p>
          </table:table-cell>
          <table:table-cell office:value-type="string" table:style-name="ce1">
            <text:p>passwordNumberFlg3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鍵フラグ1</text:p>
          </table:table-cell>
          <table:table-cell office:value-type="string" table:style-name="ce1">
            <text:p>keyFlg1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鍵フラグ2</text:p>
          </table:table-cell>
          <table:table-cell office:value-type="string" table:style-name="ce1">
            <text:p>keyFlg2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鍵フラグ3</text:p>
          </table:table-cell>
          <table:table-cell office:value-type="string" table:style-name="ce1">
            <text:p>keyFlg3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鍵フラグ4</text:p>
          </table:table-cell>
          <table:table-cell office:value-type="string" table:style-name="ce1">
            <text:p>keyFlg4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爆弾フラグ1</text:p>
          </table:table-cell>
          <table:table-cell office:value-type="string" table:style-name="ce1">
            <text:p>bomberFlg1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テーブルフラグ1</text:p>
          </table:table-cell>
          <table:table-cell office:value-type="string" table:style-name="ce1">
            <text:p>tableFlg1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テーブルフラグ2</text:p>
          </table:table-cell>
          <table:table-cell office:value-type="string" table:style-name="ce1">
            <text:p>tableFlg2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エンディングフラグ</text:p>
          </table:table-cell>
          <table:table-cell office:value-type="string" table:style-name="ce1">
            <text:p>edFlg</text:p>
          </table:table-cell>
          <table:table-cell office:value-type="string" table:style-name="ce1">
            <text:p>boolean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カテゴリ</text:p>
          </table:table-cell>
          <table:table-cell office:value-type="string" table:style-name="ce6">
            <text:p>種類</text:p>
          </table:table-cell>
          <table:table-cell office:value-type="string" table:style-name="ce6">
            <text:p>名称</text:p>
          </table:table-cell>
          <table:table-cell office:value-type="string" table:style-name="ce6">
            <text:p>型</text:p>
          </table:table-cell>
          <table:table-cell office:value-type="string" table:style-name="ce6">
            <text:p>初期値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関数</text:p>
          </table:table-cell>
          <table:table-cell office:value-type="string" table:style-name="ce1">
            <text:p>対象グループ関数1</text:p>
          </table:table-cell>
          <table:table-cell office:value-type="string" table:style-name="ce1">
            <text:p><text:span text:style-name="T2">targetGroup</text:span>Fun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対象グループ関数2</text:p>
          </table:table-cell>
          <table:table-cell office:value-type="string" table:style-name="ce1">
            <text:p><text:span text:style-name="T2">targetGroup</text:span>Fun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対象グループ関数3</text:p>
          </table:table-cell>
          <table:table-cell office:value-type="string" table:style-name="ce1">
            <text:p>targetGroupFun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対象グループ関数4</text:p>
          </table:table-cell>
          <table:table-cell office:value-type="string" table:style-name="ce1">
            <text:p>targetGroupFun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対象グループ関数5</text:p>
          </table:table-cell>
          <table:table-cell office:value-type="string" table:style-name="ce1">
            <text:p>targetGroupFun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対象グループ関数6</text:p>
          </table:table-cell>
          <table:table-cell office:value-type="string" table:style-name="ce1">
            <text:p>targetGroupFun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対象グループ関数7</text:p>
          </table:table-cell>
          <table:table-cell office:value-type="string" table:style-name="ce1">
            <text:p>targetGroupFun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対象グループ関数8</text:p>
          </table:table-cell>
          <table:table-cell office:value-type="string" table:style-name="ce1">
            <text:p>targetGroupFun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対象グループ関数9</text:p>
          </table:table-cell>
          <table:table-cell office:value-type="string" table:style-name="ce1">
            <text:p>targetGroupFun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入力関数</text:p>
          </table:table-cell>
          <table:table-cell office:value-type="string" table:style-name="ce1">
            <text:p>scanInputDataFun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イベントリスト補助" table:style-name="ta1">
        <table:table-column table:style-name="co1" table:number-columns-repeated="2" table:default-cell-style-name="ce1"/>
        <table:table-column table:style-name="co23" table:default-cell-style-name="ce4"/>
        <table:table-column table:style-name="co1" table:default-cell-style-name="ce1"/>
        <table:table-column table:style-name="co2" table:number-columns-repeated="16380" table:default-cell-style-name="ce1"/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9">
            <text:p>sceneNunmber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入口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1">
            <text:p>廊下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1">
            <text:p>寝室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ctNumber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移動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1">
            <text:p>見る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1">
            <text:p>使う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rgetGroup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入口・移動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1">
            <text:p>入口・見る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1">
            <text:p>入口・使う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1">
            <text:p>廊下・移動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1">
            <text:p>廊下・見る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1">
            <text:p>廊下・使う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7" table:style-name="ce4">
            <text:p>7</text:p>
          </table:table-cell>
          <table:table-cell office:value-type="string" table:style-name="ce1">
            <text:p>寝室・移動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1">
            <text:p>寝室・見る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9" table:style-name="ce4">
            <text:p>9</text:p>
          </table:table-cell>
          <table:table-cell office:value-type="string" table:style-name="ce1">
            <text:p>寝室・使う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前№のフラグは消さない。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rgetNumber1は表示する時の№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rgetNumber2は処理で使用する時の№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rgetNumber2で細分化せず1つの番号を条件分岐しているものもあるが気にせず。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関数は末尾にFu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メインに作っていって最後に余裕があればコール化。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デバッグ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不具合</text:p>
          </table:table-cell>
          <table:table-cell office:value-type="string" table:style-name="ce6">
            <text:p>解決策</text:p>
          </table:table-cell>
          <table:table-cell office:value-type="string" table:style-name="ce6">
            <text:p>詳細</text:p>
          </table:table-cell>
          <table:table-cell office:value-type="string" table:style-name="ce6">
            <text:p>原因</text:p>
          </table:table-cell>
          <table:table-cell office:value-type="string" table:style-name="ce6">
            <text:p>説明</text:p>
          </table:table-cell>
          <table:table-cell office:value-type="string" table:style-name="ce6">
            <text:p>背景</text:p>
          </table:table-cell>
          <table:table-cell table:number-columns-repeated="16377" table:style-name="ce6"/>
        </table:table-row>
        <table:table-row table:style-name="ro1">
          <table:table-cell/>
          <table:table-cell office:value-type="string" table:style-name="ce1">
            <text:p>改行がなく見辛い</text:p>
          </table:table-cell>
          <table:table-cell office:value-type="string" table:style-name="ce1">
            <text:p>改行挿入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ゲームプレイのルールが不明</text:p>
          </table:table-cell>
          <table:table-cell office:value-type="string" table:style-name="ce1">
            <text:p>オープニング後にルール記載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結果のコメントが見辛い</text:p>
          </table:table-cell>
          <table:table-cell office:value-type="string" table:style-name="ce1">
            <text:p>区切り線挿入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再入力時の選択肢がないのが見辛い</text:p>
          </table:table-cell>
          <table:table-cell office:value-type="string" table:style-name="ce1">
            <text:p>再度選択肢を表示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どの行動を選んでも必ず寝室で実行されてしまう</text:p>
          </table:table-cell>
          <table:table-cell office:value-type="string" table:style-name="ce1">
            <text:p>switch文にbreak追加</text:p>
          </table:table-cell>
          <table:table-cell office:value-type="string" table:style-name="ce1">
            <text:p>ターゲットグループが8に配属される</text:p>
          </table:table-cell>
          <table:table-cell office:value-type="string" table:style-name="ce1">
            <text:p>switch文にbreakがない</text:p>
          </table:table-cell>
          <table:table-cell office:value-type="string" table:style-name="ce1">
            <text:p>全部のcaseを見てしまう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半角1～5でも言うことを聞きなさいになる</text:p>
          </table:table-cell>
          <table:table-cell office:value-type="string" table:style-name="ce1">
            <text:p>while文を(missFlg)に変更</text:p>
          </table:table-cell>
          <table:table-cell office:value-type="string" table:style-name="ce1">
            <text:p>ミスフラグが立った場合の処理をされる(実際はoff)</text:p>
          </table:table-cell>
          <table:table-cell office:value-type="string" table:style-name="ce1">
            <text:p>while文が(!missFlg)になっている</text:p>
          </table:table-cell>
          <table:table-cell office:value-type="string" table:style-name="ce1">
            <text:p>ミスフラグがたっていない間実行という制御になっている(やりたいのはミスフラグが立っている間実行)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金庫を見ても鍵穴が発見できない</text:p>
          </table:table-cell>
          <table:table-cell office:value-type="string" table:style-name="ce1">
            <text:p>入口ドアでkeyFlg2取得追加</text:p>
          </table:table-cell>
          <table:table-cell office:value-type="string" table:style-name="ce1">
            <text:p>keyFlg2が立っていないから</text:p>
          </table:table-cell>
          <table:table-cell office:value-type="string" table:style-name="ce1">
            <text:p>入口ドアでkeyFlg2取得を記入忘れ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time-style style:name="N48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8-11-15T16:08:51Z</meta:creation-date>
    <dc:date>2019-04-18T01:28:09Z</dc:date>
    <meta:editing-cycles>164</meta:editing-cycles>
    <meta:editing-duration>PT38600S</meta:editing-duration>
  </office:meta>
</office:document-meta>
</file>